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0" style:family="table-column">
      <style:table-column-properties fo:break-before="auto" style:column-width="1.25in"/>
    </style:style>
    <style:style style:name="co11" style:family="table-column">
      <style:table-column-properties fo:break-before="auto" style:column-width="1.3957in"/>
    </style:style>
    <style:style style:name="co12" style:family="table-column">
      <style:table-column-properties fo:break-before="auto" style:column-width="3.5835in"/>
    </style:style>
    <style:style style:name="co13" style:family="table-column">
      <style:table-column-properties fo:break-before="auto" style:column-width="1.8752in"/>
    </style:style>
    <style:style style:name="co14" style:family="table-column">
      <style:table-column-properties fo:break-before="auto" style:column-width="2.6252in"/>
    </style:style>
    <style:style style:name="co15" style:family="table-column">
      <style:table-column-properties fo:break-before="auto" style:column-width="1.9898in"/>
    </style:style>
    <style:style style:name="co16" style:family="table-column">
      <style:table-column-properties fo:break-before="auto" style:column-width="1.25in"/>
    </style:style>
    <style:style style:name="co17" style:family="table-column">
      <style:table-column-properties fo:break-before="auto" style:column-width="2.1457in"/>
    </style:style>
    <style:style style:name="co18" style:family="table-column">
      <style:table-column-properties fo:break-before="auto" style:column-width="2.8437in"/>
    </style:style>
    <style:style style:name="co19" style:family="table-column">
      <style:table-column-properties fo:break-before="auto" style:column-width="2.8646in"/>
    </style:style>
    <style:style style:name="co20" style:family="table-column">
      <style:table-column-properties fo:break-before="auto" style:column-width="1.6508in"/>
    </style:style>
    <style:style style:name="co21" style:family="table-column">
      <style:table-column-properties fo:break-before="auto" style:column-width="4.2244in"/>
    </style:style>
    <style:style style:name="co22" style:family="table-column">
      <style:table-column-properties fo:break-before="auto" style:column-width="1.4583in"/>
    </style:style>
    <style:style style:name="co23" style:family="table-column">
      <style:table-column-properties fo:break-before="auto" style:column-width="1.7811in"/>
    </style:style>
    <style:style style:name="co24" style:family="table-column">
      <style:table-column-properties fo:break-before="auto" style:column-width="5.3929in"/>
    </style:style>
    <style:style style:name="co25" style:family="table-column">
      <style:table-column-properties fo:break-before="auto" style:column-width="2.9909in"/>
    </style:style>
    <style:style style:name="co26" style:family="table-column">
      <style:table-column-properties fo:break-before="auto" style:column-width="3.1252in"/>
    </style:style>
    <style:style style:name="co27" style:family="table-column">
      <style:table-column-properties fo:break-before="auto" style:column-width="0.9583in"/>
    </style:style>
    <style:style style:name="co28" style:family="table-column">
      <style:table-column-properties fo:break-before="auto" style:column-width="2.6047in"/>
    </style:style>
    <style:style style:name="co29" style:family="table-column">
      <style:table-column-properties fo:break-before="auto" style:column-width="0.8854in"/>
    </style:style>
    <style:style style:name="co30" style:family="table-column">
      <style:table-column-properties fo:break-before="auto" style:column-width="2.2811in"/>
    </style:style>
    <style:style style:name="co31" style:family="table-column">
      <style:table-column-properties fo:break-before="auto" style:column-width="1.9689in"/>
    </style:style>
    <style:style style:name="co32" style:family="table-column">
      <style:table-column-properties fo:break-before="auto" style:column-width="3.0937in"/>
    </style:style>
    <style:style style:name="co33" style:family="table-column">
      <style:table-column-properties fo:break-before="auto" style:column-width="0.889in"/>
    </style:style>
    <style:style style:name="ro8" style:family="table-row">
      <style:table-row-properties style:row-height="0.1772in" fo:break-before="auto" style:use-optimal-row-height="true"/>
    </style:style>
    <style:style style:name="ro9" style:family="table-row">
      <style:table-row-properties style:row-height="5.6874in" fo:break-before="auto" style:use-optimal-row-height="true"/>
    </style:style>
    <style:style style:name="ro10" style:family="table-row">
      <style:table-row-properties style:row-height="2.302in" fo:break-before="auto" style:use-optimal-row-height="true"/>
    </style:style>
    <style:style style:name="ro11" style:family="table-row">
      <style:table-row-properties style:row-height="1.7709in" fo:break-before="auto" style:use-optimal-row-height="true"/>
    </style:style>
    <style:style style:name="ro12" style:family="table-row">
      <style:table-row-properties style:row-height="1.5937in" fo:break-before="auto" style:use-optimal-row-height="true"/>
    </style:style>
    <style:style style:name="ro13" style:family="table-row">
      <style:table-row-properties style:row-height="2.8335in" fo:break-before="auto" style:use-optimal-row-height="true"/>
    </style:style>
    <style:style style:name="ro14" style:family="table-row">
      <style:table-row-properties style:row-height="1.948in" fo:break-before="auto" style:use-optimal-row-height="true"/>
    </style:style>
    <style:style style:name="ro3" style:family="table-row">
      <style:table-row-properties style:row-height="3.1874in" fo:break-before="auto" style:use-optimal-row-height="true"/>
    </style:style>
    <style:style style:name="ro2" style:family="table-row">
      <style:table-row-properties style:row-height="0.3543in" fo:break-before="auto" style:use-optimal-row-height="true"/>
    </style:style>
    <style:style style:name="ro16" style:family="table-row">
      <style:table-row-properties style:row-height="0.5311in" fo:break-before="auto" style:use-optimal-row-height="true"/>
    </style:style>
    <style:style style:name="ro18" style:family="table-row">
      <style:table-row-properties style:row-height="0.1799in" fo:break-before="auto" style:use-optimal-row-height="false"/>
    </style:style>
    <style:style style:name="ro19" style:family="table-row">
      <style:table-row-properties style:row-height="2.4146in" fo:break-before="auto" style:use-optimal-row-height="false"/>
    </style:style>
    <style:style style:name="ro20" style:family="table-row">
      <style:table-row-properties style:row-height="2.3835in" fo:break-before="auto" style:use-optimal-row-height="false"/>
    </style:style>
    <style:style style:name="ro21" style:family="table-row">
      <style:table-row-properties style:row-height="2.798in" fo:break-before="auto" style:use-optimal-row-height="false"/>
    </style:style>
    <style:style style:name="ro22" style:family="table-row">
      <style:table-row-properties style:row-height="0.178in" fo:break-before="auto" style:use-optimal-row-height="false"/>
    </style:style>
    <style:style style:name="ro23" style:family="table-row">
      <style:table-row-properties style:row-height="0.178in" fo:break-before="auto" style:use-optimal-row-height="true"/>
    </style:style>
    <style:style style:name="ta2" style:family="table" style:master-page-name="PageStyle_5f_Intro_5f_Questions">
      <style:table-properties table:display="true" style:writing-mode="lr-tb"/>
    </style:style>
    <style:style style:name="ta3" style:family="table" style:master-page-name="PageStyle_5f_Browse_20_functionality">
      <style:table-properties table:display="true" style:writing-mode="lr-tb"/>
    </style:style>
    <style:style style:name="ta4" style:family="table" style:master-page-name="PageStyle_5f_Products">
      <style:table-properties table:display="true" style:writing-mode="lr-tb"/>
    </style:style>
    <style:style style:name="ce22"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text-align-source="fix" style:repeat-content="false" fo:wrap-option="wrap" style:vertical-align="bottom"/>
      <style:paragraph-properties fo:text-align="start" fo:margin-left="0in"/>
      <style:text-properties style:use-window-font-color="true" style:text-line-through-styl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style:vertical-align="bottom"/>
      <style:text-properties style:use-window-font-color="true" style:text-line-through-styl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wrap-option="wrap"/>
    </style:style>
    <style:style style:name="ce7" style:family="table-cell" style:parent-style-name="Default" style:data-style-name="N0">
      <style:table-cell-properties fo:wrap-option="wrap" style:vertical-align="botto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text-align-source="fix" style:repeat-content="false" fo:wrap-option="wrap" style:vertical-align="bottom"/>
      <style:paragraph-properties fo:text-align="start" fo:margin-left="0in"/>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Products" table:style-name="ta4" table:print="false">
        <office:forms form:automatic-focus="false" form:apply-design-mode="false"/>
        <table:table-column table:style-name="co10"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7" table:default-cell-style-name="Default"/>
        <table:table-column table:style-name="co31" table:default-cell-style-name="Default"/>
        <table:table-column table:style-name="co10" table:default-cell-style-name="Default"/>
        <table:table-column table:style-name="co32" table:default-cell-style-name="Default"/>
        <table:table-column table:style-name="co10" table:number-columns-repeated="241" table:default-cell-style-name="Default"/>
        <table:table-row table:style-name="ro18">
          <table:table-cell table:style-name="ce4" office:value-type="string">
            <text:p>Product Group</text:p>
          </table:table-cell>
          <table:table-cell table:style-name="ce4" office:value-type="string">
            <text:p>Assessment</text:p>
          </table:table-cell>
          <table:table-cell table:style-name="ce4" office:value-type="string">
            <text:p>Product name</text:p>
          </table:table-cell>
          <table:table-cell table:style-name="ce4" office:value-type="string">
            <text:p>Product description</text:p>
          </table:table-cell>
          <table:table-cell table:style-name="ce4" office:value-type="string">
            <text:p>Product description 2</text:p>
          </table:table-cell>
          <table:table-cell table:style-name="ce4"/>
          <table:table-cell table:style-name="ce4" office:value-type="string">
            <text:p>Subhead 1</text:p>
          </table:table-cell>
          <table:table-cell table:style-name="ce4" office:value-type="string">
            <text:p>Body copy 1</text:p>
          </table:table-cell>
          <table:table-cell table:style-name="ce4" office:value-type="string">
            <text:p>Subhead 2</text:p>
          </table:table-cell>
          <table:table-cell table:style-name="ce4" office:value-type="string">
            <text:p>Body copy 2</text:p>
          </table:table-cell>
          <table:table-cell table:style-name="ce4" office:value-type="string">
            <text:p>Subhead 3</text:p>
          </table:table-cell>
          <table:table-cell table:style-name="ce4" office:value-type="string">
            <text:p>Body copy 3</text:p>
          </table:table-cell>
          <table:table-cell table:style-name="ce4" office:value-type="string">
            <text:p>Subhead 4</text:p>
          </table:table-cell>
          <table:table-cell table:style-name="ce4" office:value-type="string">
            <text:p>Body copy 4</text:p>
          </table:table-cell>
          <table:table-cell table:style-name="ce4" office:value-type="string">
            <text:p>Product image link</text:p>
          </table:table-cell>
          <table:table-cell table:style-name="ce4" office:value-type="string">
            <text:p>Website link</text:p>
          </table:table-cell>
          <table:table-cell table:style-name="ce4" office:value-type="string">
            <text:p>Video link</text:p>
          </table:table-cell>
          <table:table-cell table:style-name="ce4" office:value-type="string">
            <text:p>Notes</text:p>
          </table:table-cell>
          <table:table-cell/>
          <table:table-cell table:style-name="ce4" table:number-columns-repeated="6"/>
          <table:table-cell table:number-columns-repeated="232"/>
        </table:table-row>
        <table:table-row table:style-name="ro19">
          <table:table-cell table:style-name="ce5" office:value-type="string">
            <text:p>Detection</text:p>
          </table:table-cell>
          <table:table-cell table:style-name="ce5" office:value-type="string">
            <text:p>Individual</text:p>
          </table:table-cell>
          <table:table-cell table:style-name="ce5" office:value-type="string">
            <text:p>3M™ Edge eg4</text:p>
          </table:table-cell>
          <table:table-cell table:style-name="ce5" office:value-type="string">
            <text:p>Designed for exceptional ease of use. Personal noise measurement that doesn’t weigh you down — compact, 3-ounce unit comfortably clips to the shoulder.</text:p>
          </table:table-cell>
          <table:table-cell/>
          <table:table-cell table:style-name="ce6" table:formula="of:=CONCATENATE(&quot;&lt;h3&gt;&quot;;[.G2];&quot;&lt;/h3&gt;&lt;p&gt;&quot;;[.H2];&quot;&lt;/p&gt;&lt;h3&gt;&quot;;[.I2];&quot;&lt;/h3&gt;&lt;p&gt;&quot;;[.J2];&quot;&lt;/p&gt;&lt;h3&gt;&quot;;[.K2];&quot;&lt;/h3&gt;&lt;p&gt;&quot;;[.L2];&quot;&lt;/p&gt;&quot;;IF([.M2] = &quot;&quot;; &quot;&quot;;CONCATENATE(&quot;&lt;h3&gt;&quot;;[.M2];&quot;&lt;/h3&gt;&lt;p&gt;&quot;;[.N2];&quot;&lt;/p&gt;&quot;)))" office:value-type="string" office:string-value="&lt;h3&gt;Intuitive display with lockout ability&lt;/h3&gt;&lt;p&gt;Large, easy-to-read display provides crucial information at a glance, or can be set to inhibit display, to ensure settings and measurements can’t be tampered with.&lt;/p&gt;&lt;h3&gt;LED dose indicator&lt;/h3&gt;&lt;p&gt;LED indicator can be programmed to flash when dose level has been exceeded, helping safety managers easily identify employees who have reached their daily maximum noise dose exposure.&lt;/p&gt;&lt;h3&gt;Contoured for comfort&lt;/h3&gt;&lt;p&gt;Ergonomically designed shoulder mount provides comfort and ease of movement, even when workers are equipped with multiple monitors.&lt;/p&gt;">
            <text:p>&lt;h3&gt;Intuitive display with lockout ability&lt;/h3&gt;&lt;p&gt;Large, easy-to-read display provides crucial information at a glance, or can be set to inhibit display, to ensure settings and measurements can’t be tampered with.&lt;/p&gt;&lt;h3&gt;LED dose indicator&lt;/h3&gt;&lt;p&gt;LED indicator can be programmed to flash when dose level has been exceeded, helping safety managers easily identify employees who have reached their daily maximum noise dose exposure.&lt;/p&gt;&lt;h3&gt;Contoured for comfort&lt;/h3&gt;&lt;p&gt;Ergonomically designed shoulder mount provides comfort and ease of movement, even when workers are equipped with multiple monitors.&lt;/p&gt;</text:p>
          </table:table-cell>
          <table:table-cell table:style-name="ce5" office:value-type="string">
            <text:p>Intuitive display with lockout ability</text:p>
          </table:table-cell>
          <table:table-cell table:style-name="ce5" office:value-type="string">
            <text:p>Large, easy-to-read display provides crucial information at a glance, or can be set to inhibit display, to ensure settings and measurements can’t be tampered with.</text:p>
          </table:table-cell>
          <table:table-cell table:style-name="ce5" office:value-type="string">
            <text:p>LED dose indicator</text:p>
          </table:table-cell>
          <table:table-cell table:style-name="ce5" office:value-type="string">
            <text:p>LED indicator can be programmed to flash when dose level has been exceeded, helping safety managers easily identify employees who have reached their daily maximum noise dose exposure.</text:p>
          </table:table-cell>
          <table:table-cell table:style-name="ce5" office:value-type="string">
            <text:p>Contoured for comfort</text:p>
          </table:table-cell>
          <table:table-cell table:style-name="ce5" office:value-type="string">
            <text:p>Ergonomically designed shoulder mount provides comfort and ease of movement, even when workers are equipped with multiple monitors.</text:p>
          </table:table-cell>
          <table:table-cell table:number-columns-repeated="2"/>
          <table:table-cell table:style-name="ce5" office:value-type="string">
            <text:p>edge_phone</text:p>
          </table:table-cell>
          <table:table-cell table:style-name="ce5" office:value-type="string">
            <text:p>http://solutions.3m.com/wps/portal/3M/en_US/3M-PPE-Safety-Solutions/Personal-Protective-Equipment/Products/Product-Catalog/~/3M-Edge-4-Dosimeter-Kit-EG4-1kit-cs?N=4294595398+5011378&amp;&amp;Nr=AND%28hrcy_id%3AWJNGMZ723Kgs_L3J510D5N8_N2RL3FHWVK_GPD0K8BC31gv%29&amp;rt=d</text:p>
          </table:table-cell>
          <table:table-cell table:style-name="ce5" office:value-type="string">
            <text:p>n/a</text:p>
          </table:table-cell>
          <table:table-cell/>
          <table:table-cell office:value-type="string">
            <text:p>&lt;h3&gt;Intuitive display with lockout ability&lt;/h3&gt;&lt;p&gt;Large, easy-to-read display provides crucial information at a glance, or can be set to inhibit display, to ensure settings and measurements can’t be tampered with.&lt;/p&gt;&lt;h3&gt;LED dose indicator&lt;/h3&gt;&lt;p&gt;LED indicator can be programmed to flash when dose level has been exceeded, helping safety managers easily identify employees who have reached their daily maximum noise dose exposure.&lt;/p&gt;&lt;h3&gt;Contoured for comfort&lt;/h3&gt;&lt;p&gt;Ergonomically designed shoulder mount provides comfort and ease of movement, even when workers are equipped with multiple monitors.&lt;/p&gt;</text:p>
          </table:table-cell>
          <table:table-cell table:number-columns-repeated="238"/>
        </table:table-row>
        <table:table-row table:style-name="ro18">
          <table:table-cell table:style-name="ce5" office:value-type="string">
            <text:p>Detection</text:p>
          </table:table-cell>
          <table:table-cell table:style-name="ce5" office:value-type="string">
            <text:p>Individual</text:p>
          </table:table-cell>
          <table:table-cell table:style-name="ce5" office:value-type="string">
            <text:p>3M™ Edge eg5</text:p>
          </table:table-cell>
          <table:table-cell table:style-name="ce5" office:value-type="string">
            <text:p>Designed for exceptional ease of use. Personal noise measurement that doesn’t weigh you down — compact, 3-ounce unit comfortably clips to the shoulder.</text:p>
          </table:table-cell>
          <table:table-cell/>
          <table:table-cell table:style-name="ce6" table:formula="of:=CONCATENATE(&quot;&lt;h3&gt;&quot;;[.G3];&quot;&lt;/h3&gt;&lt;p&gt;&quot;;[.H3];&quot;&lt;/p&gt;&lt;h3&gt;&quot;;[.I3];&quot;&lt;/h3&gt;&lt;p&gt;&quot;;[.J3];&quot;&lt;/p&gt;&lt;h3&gt;&quot;;[.K3];&quot;&lt;/h3&gt;&lt;p&gt;&quot;;[.L3];&quot;&lt;/p&gt;&quot;;IF([.M3] = &quot;&quot;; &quot;&quot;;CONCATENATE(&quot;&lt;h3&gt;&quot;;[.M3];&quot;&lt;/h3&gt;&lt;p&gt;&quot;;[.N3];&quot;&lt;/p&gt;&quot;)))" office:value-type="string" office:string-value="&lt;h3&gt;Intuitive display with lockout ability&lt;/h3&gt;&lt;p&gt;Large, easy-to-read display provides crucial information at a glance, or can be set to inhibit display, to ensure settings and measurements can’t be tampered with. &lt;/p&gt;&lt;h3&gt;Intrinsic safety approvals&lt;/h3&gt;&lt;p&gt;The Edge eg5 carries intrinsic safety approvals from MSHA, SIRA (ATEX), CSA (US and Canada) and Simtars (IECEx). Monitoring can be safely performed in potentially hazardous environments where devices must be certified.&lt;/p&gt;&lt;h3&gt;Three independent dosimeters&lt;/h3&gt;&lt;p&gt;The Edge eg5 enables simultaneous measurement against as many as three industry standards, saving time and cost by reducing the need for multiple instruments.&lt;/p&gt;">
            <text:p>&lt;h3&gt;Intuitive display with lockout ability&lt;/h3&gt;&lt;p&gt;Large, easy-to-read display provides crucial information at a glance, or can be set to inhibit display, to ensure settings and measurements can’t be tampered with. &lt;/p&gt;&lt;h3&gt;Intrinsic safety approvals&lt;/h3&gt;&lt;p&gt;The Edge eg5 carries intrinsic safety approvals from MSHA, SIRA (ATEX), CSA (US and Canada) and Simtars (IECEx). Monitoring can be safely performed in potentially hazardous environments where devices must be certified.&lt;/p&gt;&lt;h3&gt;Three independent dosimeters&lt;/h3&gt;&lt;p&gt;The Edge eg5 enables simultaneous measurement against as many as three industry standards, saving time and cost by reducing the need for multiple instruments.&lt;/p&gt;</text:p>
          </table:table-cell>
          <table:table-cell table:style-name="ce5" office:value-type="string">
            <text:p>Intuitive display with lockout ability</text:p>
          </table:table-cell>
          <table:table-cell table:style-name="ce5" office:value-type="string">
            <text:p>Large, easy-to-read display provides crucial information at a glance, or can be set to inhibit display, to ensure settings and measurements can’t be tampered with. </text:p>
          </table:table-cell>
          <table:table-cell table:style-name="ce5" office:value-type="string">
            <text:p>Intrinsic safety approvals</text:p>
          </table:table-cell>
          <table:table-cell table:style-name="ce5" office:value-type="string">
            <text:p>The Edge eg5 carries intrinsic safety approvals from MSHA, SIRA (ATEX), CSA (US and Canada) and Simtars (IECEx). Monitoring can be safely performed in potentially hazardous environments where devices must be certified.</text:p>
          </table:table-cell>
          <table:table-cell table:style-name="ce5" office:value-type="string">
            <text:p>Three independent dosimeters</text:p>
          </table:table-cell>
          <table:table-cell table:style-name="ce5" office:value-type="string">
            <text:p>The Edge eg5 enables simultaneous measurement against as many as three industry standards, saving time and cost by reducing the need for multiple instruments.</text:p>
          </table:table-cell>
          <table:table-cell table:number-columns-repeated="2"/>
          <table:table-cell table:style-name="ce5" office:value-type="string">
            <text:p>edge_phone</text:p>
          </table:table-cell>
          <table:table-cell table:style-name="ce5" office:value-type="string">
            <text:p>http://solutions.3m.com/wps/portal/3M/en_US/3M-PPE-Safety-Solutions/Personal-Protective-Equipment/Products/Product-Catalog/~/3M-Edge-5-Dosimeter-Kit-EG5-1-kit-cs?N=4294595400+5011378&amp;&amp;Nr=AND%28hrcy_id%3A2KVN6D21R2gs_FLLBNQBPMX_N2RL3FHWVK_GPD0K8BC31gv%29&amp;rt=d</text:p>
          </table:table-cell>
          <table:table-cell table:style-name="ce5" office:value-type="string">
            <text:p>n/a</text:p>
          </table:table-cell>
          <table:table-cell/>
          <table:table-cell office:value-type="string">
            <text:p>&lt;h3&gt;Intuitive display with lockout ability&lt;/h3&gt;&lt;p&gt;Large, easy-to-read display provides crucial information at a glance, or can be set to inhibit display, to ensure settings and measurements can’t be tampered with. &lt;/p&gt;&lt;h3&gt;Intrinsic safety approvals&lt;/h3&gt;&lt;p&gt;The Edge eg5 carries intrinsic safety approvals from MSHA, SIRA (ATEX), CSA (US and Canada) and Simtars (IECEx). Monitoring can be safely performed in potentially hazardous environments where devices must be certified.&lt;/p&gt;&lt;h3&gt;Three independent dosimeters&lt;/h3&gt;&lt;p&gt;The Edge eg5 enables simultaneous measurement against as many as three industry standards, saving time and cost by reducing the need for multiple instruments.&lt;/p&gt;</text:p>
          </table:table-cell>
          <table:table-cell table:number-columns-repeated="238"/>
        </table:table-row>
        <table:table-row table:style-name="ro18">
          <table:table-cell table:style-name="ce5" office:value-type="string">
            <text:p>Detection</text:p>
          </table:table-cell>
          <table:table-cell table:style-name="ce5" office:value-type="string">
            <text:p>Individual</text:p>
          </table:table-cell>
          <table:table-cell table:style-name="ce5" office:value-type="string">
            <text:p>3M™ NoisePro™ Dosimeter</text:p>
          </table:table-cell>
          <table:table-cell table:style-name="ce5" office:value-type="string">
            <text:p>Tough enough for the job. Built with a sturdy IP-65 aluminum case for rugged and reliable noise measurement.</text:p>
          </table:table-cell>
          <table:table-cell/>
          <table:table-cell table:style-name="ce6" table:formula="of:=CONCATENATE(&quot;&lt;h3&gt;&quot;;[.G4];&quot;&lt;/h3&gt;&lt;p&gt;&quot;;[.H4];&quot;&lt;/p&gt;&lt;h3&gt;&quot;;[.I4];&quot;&lt;/h3&gt;&lt;p&gt;&quot;;[.J4];&quot;&lt;/p&gt;&lt;h3&gt;&quot;;[.K4];&quot;&lt;/h3&gt;&lt;p&gt;&quot;;[.L4];&quot;&lt;/p&gt;&quot;;IF([.M4] = &quot;&quot;; &quot;&quot;;CONCATENATE(&quot;&lt;h3&gt;&quot;;[.M4];&quot;&lt;/h3&gt;&lt;p&gt;&quot;;[.N4];&quot;&lt;/p&gt;&quot;)))" office:value-type="string" office:string-value="&lt;h3&gt;Efficient&lt;/h3&gt;&lt;p&gt;Only one instrument needed to measure two independent dosimeter readings — LCD display offers quick assessment at a glance.&lt;/p&gt;&lt;h3&gt;Versatile&lt;/h3&gt;&lt;p&gt;Optional boom microphone allows conversion to sound level meter for area sampling.&lt;/p&gt;&lt;h3&gt;Reliable&lt;/h3&gt;&lt;p&gt;Meets UL, cUL, MSHA, Ex and ATEX intrinsic safety standards.&lt;/p&gt;">
            <text:p>&lt;h3&gt;Efficient&lt;/h3&gt;&lt;p&gt;Only one instrument needed to measure two independent dosimeter readings — LCD display offers quick assessment at a glance.&lt;/p&gt;&lt;h3&gt;Versatile&lt;/h3&gt;&lt;p&gt;Optional boom microphone allows conversion to sound level meter for area sampling.&lt;/p&gt;&lt;h3&gt;Reliable&lt;/h3&gt;&lt;p&gt;Meets UL, cUL, MSHA, Ex and ATEX intrinsic safety standards.&lt;/p&gt;</text:p>
          </table:table-cell>
          <table:table-cell table:style-name="ce5" office:value-type="string">
            <text:p>Efficient</text:p>
          </table:table-cell>
          <table:table-cell table:style-name="ce5" office:value-type="string">
            <text:p>Only one instrument needed to measure two independent dosimeter readings — LCD display offers quick assessment at a glance.</text:p>
          </table:table-cell>
          <table:table-cell table:style-name="ce5" office:value-type="string">
            <text:p>Versatile</text:p>
          </table:table-cell>
          <table:table-cell table:style-name="ce5" office:value-type="string">
            <text:p>Optional boom microphone allows conversion to sound level meter for area sampling.</text:p>
          </table:table-cell>
          <table:table-cell table:style-name="ce5" office:value-type="string">
            <text:p>Reliable</text:p>
          </table:table-cell>
          <table:table-cell table:style-name="ce5" office:value-type="string">
            <text:p>Meets UL, cUL, MSHA, Ex and ATEX intrinsic safety standards.</text:p>
          </table:table-cell>
          <table:table-cell table:number-columns-repeated="2"/>
          <table:table-cell table:style-name="ce5" office:value-type="string">
            <text:p>NoisePro_phone</text:p>
          </table:table-cell>
          <table:table-cell table:style-name="ce5" office:value-type="string">
            <text:p>http://solutions.3m.com/wps/portal/3M/en_US/3M-PPE-Safety-Solutions/Personal-Protective-Equipment/Products/Product-Catalog/~/3M-NoisePro-Dosimeter-Kit-NP-1-kit-cs?N=4294602892+5011378&amp;&amp;Nr=AND%28hrcy_id%3AMH2SKLP8XDgs_6M69FLGX7S_N2RL3FHWVK_GPD0K8BC31gv%29&amp;rt=d</text:p>
          </table:table-cell>
          <table:table-cell table:style-name="ce5" office:value-type="string">
            <text:p>n/a</text:p>
          </table:table-cell>
          <table:table-cell/>
          <table:table-cell office:value-type="string">
            <text:p>&lt;h3&gt;Efficient&lt;/h3&gt;&lt;p&gt;Only one instrument needed to measure two independent dosimeter readings — LCD display offers quick assessment at a glance.&lt;/p&gt;&lt;h3&gt;Versatile&lt;/h3&gt;&lt;p&gt;Optional boom microphone allows conversion to sound level meter for area sampling.&lt;/p&gt;&lt;h3&gt;Reliable&lt;/h3&gt;&lt;p&gt;Meets UL, cUL, MSHA, Ex and ATEX intrinsic safety standards.&lt;/p&gt;</text:p>
          </table:table-cell>
          <table:table-cell table:number-columns-repeated="238"/>
        </table:table-row>
        <table:table-row table:style-name="ro18">
          <table:table-cell table:style-name="ce5" office:value-type="string">
            <text:p>Detection</text:p>
          </table:table-cell>
          <table:table-cell table:style-name="ce5" office:value-type="string">
            <text:p>Individual</text:p>
          </table:table-cell>
          <table:table-cell table:style-name="ce5" office:value-type="string">
            <text:p>3M™ NoisePro™ Dosimeter DL</text:p>
          </table:table-cell>
          <table:table-cell table:style-name="ce5" office:value-type="string">
            <text:p>Tough enough for the job. Built with a sturdy IP-65 aluminum case for rugged and reliable noise measurement.</text:p>
          </table:table-cell>
          <table:table-cell/>
          <table:table-cell table:style-name="ce6" table:formula="of:=CONCATENATE(&quot;&lt;h3&gt;&quot;;[.G5];&quot;&lt;/h3&gt;&lt;p&gt;&quot;;[.H5];&quot;&lt;/p&gt;&lt;h3&gt;&quot;;[.I5];&quot;&lt;/h3&gt;&lt;p&gt;&quot;;[.J5];&quot;&lt;/p&gt;&lt;h3&gt;&quot;;[.K5];&quot;&lt;/h3&gt;&lt;p&gt;&quot;;[.L5];&quot;&lt;/p&gt;&quot;;IF([.M5] = &quot;&quot;; &quot;&quot;;CONCATENATE(&quot;&lt;h3&gt;&quot;;[.M5];&quot;&lt;/h3&gt;&lt;p&gt;&quot;;[.N5];&quot;&lt;/p&gt;&quot;)))" office:value-type="string" office:string-value="&lt;h3&gt;Efficient&lt;/h3&gt;&lt;p&gt;Only one instrument needed to measure two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
            <text:p>&lt;h3&gt;Efficient&lt;/h3&gt;&lt;p&gt;Only one instrument needed to measure two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style-name="ce5" office:value-type="string">
            <text:p>Efficient</text:p>
          </table:table-cell>
          <table:table-cell table:style-name="ce5" office:value-type="string">
            <text:p>Only one instrument needed to measure two independent dosimeter readings — LCD display offers quick assessment at a glance.</text:p>
          </table:table-cell>
          <table:table-cell table:style-name="ce5" office:value-type="string">
            <text:p>Reliable</text:p>
          </table:table-cell>
          <table:table-cell table:style-name="ce5" office:value-type="string">
            <text:p>Meets UL, cUL, MSHA, Ex and ATEX intrinsic safety standards.</text:p>
          </table:table-cell>
          <table:table-cell table:style-name="ce5" office:value-type="string">
            <text:p>Flexible</text:p>
          </table:table-cell>
          <table:table-cell table:style-name="ce5" office:value-type="string">
            <text:p>Data logging stores time history with average and maximum readings (LAVG/LEQ, SlowMax, FastMax), so data collected can be downloaded into 3M Detection Management Software DMS for further analysis and compliance reporting.</text:p>
          </table:table-cell>
          <table:table-cell table:number-columns-repeated="2"/>
          <table:table-cell table:style-name="ce5" office:value-type="string">
            <text:p>NoisePro_phone</text:p>
          </table:table-cell>
          <table:table-cell table:style-name="ce5" office:value-type="string">
            <text:p>http://solutions.3m.com/wps/portal/3M/en_US/3M-PPE-Safety-Solutions/Personal-Protective-Equipment/Products/Product-Catalog/~/3M-NoisePro-Dosimeter-Kit-NP-DL-1-kit-cs?N=4294602921+5011378&amp;&amp;Nr=AND%28hrcy_id%3AJ2JLXSVZL0gs_0XGW2KCD2G_N2RL3FHWVK_GPD0K8BC31gv%29&amp;rt=d</text:p>
          </table:table-cell>
          <table:table-cell table:style-name="ce5" office:value-type="string">
            <text:p>n/a</text:p>
          </table:table-cell>
          <table:table-cell/>
          <table:table-cell office:value-type="string">
            <text:p>&lt;h3&gt;Efficient&lt;/h3&gt;&lt;p&gt;Only one instrument needed to measure two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number-columns-repeated="238"/>
        </table:table-row>
        <table:table-row table:style-name="ro18">
          <table:table-cell table:style-name="ce5" office:value-type="string">
            <text:p>Detection</text:p>
          </table:table-cell>
          <table:table-cell table:style-name="ce5" office:value-type="string">
            <text:p>Individual</text:p>
          </table:table-cell>
          <table:table-cell table:style-name="ce5" office:value-type="string">
            <text:p>3M™ NoisePro™ Dosimeter DLX</text:p>
          </table:table-cell>
          <table:table-cell table:style-name="ce5" office:value-type="string">
            <text:p>Tough enough for the job. Built with a sturdy IP-65 aluminum case for rugged and reliable noise measurement.</text:p>
            <text:p/>
          </table:table-cell>
          <table:table-cell/>
          <table:table-cell table:style-name="ce6" table:formula="of:=CONCATENATE(&quot;&lt;h3&gt;&quot;;[.G6];&quot;&lt;/h3&gt;&lt;p&gt;&quot;;[.H6];&quot;&lt;/p&gt;&lt;h3&gt;&quot;;[.I6];&quot;&lt;/h3&gt;&lt;p&gt;&quot;;[.J6];&quot;&lt;/p&gt;&lt;h3&gt;&quot;;[.K6];&quot;&lt;/h3&gt;&lt;p&gt;&quot;;[.L6];&quot;&lt;/p&gt;&quot;;IF([.M6] = &quot;&quot;; &quot;&quot;;CONCATENATE(&quot;&lt;h3&gt;&quot;;[.M6];&quot;&lt;/h3&gt;&lt;p&gt;&quot;;[.N6];&quot;&lt;/p&gt;&quot;)))" office:value-type="string" office:string-value="&lt;h3&gt;Efficient&lt;/h3&gt;&lt;p&gt;Only one instrument needed to measure four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
            <text:p>&lt;h3&gt;Efficient&lt;/h3&gt;&lt;p&gt;Only one instrument needed to measure four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style-name="ce5" office:value-type="string">
            <text:p>Efficient</text:p>
          </table:table-cell>
          <table:table-cell table:style-name="ce5" office:value-type="string">
            <text:p>Only one instrument needed to measure four independent dosimeter readings — LCD display offers quick assessment at a glance.</text:p>
          </table:table-cell>
          <table:table-cell table:style-name="ce5" office:value-type="string">
            <text:p>Reliable</text:p>
          </table:table-cell>
          <table:table-cell table:style-name="ce5" office:value-type="string">
            <text:p>Meets UL, cUL, MSHA, Ex and ATEX intrinsic safety standards.</text:p>
          </table:table-cell>
          <table:table-cell table:style-name="ce5" office:value-type="string">
            <text:p>Flexible</text:p>
          </table:table-cell>
          <table:table-cell table:style-name="ce5" office:value-type="string">
            <text:p>Data logging stores time history with average and maximum readings (LAVG/LEQ, SlowMax, FastMax), so data collected can be downloaded into 3M Detection Management Software DMS for further analysis and compliance reporting.</text:p>
          </table:table-cell>
          <table:table-cell table:number-columns-repeated="2"/>
          <table:table-cell table:style-name="ce5" office:value-type="string">
            <text:p>NoisePro_phone</text:p>
          </table:table-cell>
          <table:table-cell table:style-name="ce5" office:value-type="string">
            <text:p>http://solutions.3m.com/wps/portal/3M/en_US/3M-PPE-Safety-Solutions/Personal-Protective-Equipment/Products/Product-Catalog/~/3M-NoisePro-Dosimeter-Kit-NP-DLX-1-kit-cs?N=4294602890+5011378&amp;&amp;Nr=AND%28hrcy_id%3A6ZJMS83JHHgs_7CZ78WCPBH_N2RL3FHWVK_GPD0K8BC31gv%29&amp;rt=d</text:p>
          </table:table-cell>
          <table:table-cell table:style-name="ce5" office:value-type="string">
            <text:p>n/a</text:p>
          </table:table-cell>
          <table:table-cell/>
          <table:table-cell office:value-type="string">
            <text:p>&lt;h3&gt;Efficient&lt;/h3&gt;&lt;p&gt;Only one instrument needed to measure four independent dosimeter readings — LCD display offers quick assessment at a glance.&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number-columns-repeated="238"/>
        </table:table-row>
        <table:table-row table:style-name="ro18">
          <table:table-cell table:style-name="ce5" office:value-type="string">
            <text:p>Detection</text:p>
          </table:table-cell>
          <table:table-cell table:style-name="ce5" office:value-type="string">
            <text:p>Individual</text:p>
          </table:table-cell>
          <table:table-cell table:style-name="ce5" office:value-type="string">
            <text:p>3M™ NoisePro™ Dosimeter DLX-1</text:p>
          </table:table-cell>
          <table:table-cell table:style-name="ce5" office:value-type="string">
            <text:p>Tough enough for the job. Built with a sturdy IP-65 aluminum case for rugged and reliable noise measurement.</text:p>
            <text:p/>
          </table:table-cell>
          <table:table-cell/>
          <table:table-cell table:style-name="ce6" table:formula="of:=CONCATENATE(&quot;&lt;h3&gt;&quot;;[.G7];&quot;&lt;/h3&gt;&lt;p&gt;&quot;;[.H7];&quot;&lt;/p&gt;&lt;h3&gt;&quot;;[.I7];&quot;&lt;/h3&gt;&lt;p&gt;&quot;;[.J7];&quot;&lt;/p&gt;&lt;h3&gt;&quot;;[.K7];&quot;&lt;/h3&gt;&lt;p&gt;&quot;;[.L7];&quot;&lt;/p&gt;&quot;;IF([.M7] = &quot;&quot;; &quot;&quot;;CONCATENATE(&quot;&lt;h3&gt;&quot;;[.M7];&quot;&lt;/h3&gt;&lt;p&gt;&quot;;[.N7];&quot;&lt;/p&gt;&quot;)))" office:value-type="string" office:string-value="&lt;h3&gt;Efficient&lt;/h3&gt;&lt;p&gt;Four dosimeters in one — only one instrument needed to measure up to four independent dosimeter readings.&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
            <text:p>&lt;h3&gt;Efficient&lt;/h3&gt;&lt;p&gt;Four dosimeters in one — only one instrument needed to measure up to four independent dosimeter readings.&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style-name="ce5" office:value-type="string">
            <text:p>Efficient</text:p>
          </table:table-cell>
          <table:table-cell table:style-name="ce5" office:value-type="string">
            <text:p>Four dosimeters in one — only one instrument needed to measure up to four independent dosimeter readings.</text:p>
          </table:table-cell>
          <table:table-cell table:style-name="ce5" office:value-type="string">
            <text:p>Reliable</text:p>
          </table:table-cell>
          <table:table-cell table:style-name="ce5" office:value-type="string">
            <text:p>Meets UL, cUL, MSHA, Ex and ATEX intrinsic safety standards.</text:p>
          </table:table-cell>
          <table:table-cell table:style-name="ce5" office:value-type="string">
            <text:p>Flexible</text:p>
          </table:table-cell>
          <table:table-cell table:style-name="ce5" office:value-type="string">
            <text:p>Data logging stores time history with average and maximum readings (LAVG/LEQ, SlowMax, FastMax), so data collected can be downloaded into 3M Detection Management Software DMS for further analysis and compliance reporting.</text:p>
          </table:table-cell>
          <table:table-cell table:number-columns-repeated="2"/>
          <table:table-cell table:style-name="ce5" office:value-type="string">
            <text:p>NoisePro_phone</text:p>
          </table:table-cell>
          <table:table-cell table:style-name="ce5" office:value-type="string">
            <text:p>http://solutions.3m.com/wps/portal/3M/en_US/3M-PPE-Safety-Solutions/Personal-Protective-Equipment/Products/Product-Catalog/~/3M-NoisePro-Dosimeter-Kit-NP-DLX-1-1-kit-cs?N=4294602957+5011378&amp;&amp;Nr=AND%28hrcy_id%3A21GTH3P867gs_Q579NZ2K4Q_N2RL3FHWVK_GPD0K8BC31gv%29&amp;rt=d</text:p>
          </table:table-cell>
          <table:table-cell table:style-name="ce5" office:value-type="string">
            <text:p>n/a</text:p>
          </table:table-cell>
          <table:table-cell/>
          <table:table-cell office:value-type="string">
            <text:p>&lt;h3&gt;Efficient&lt;/h3&gt;&lt;p&gt;Four dosimeters in one — only one instrument needed to measure up to four independent dosimeter readings.&lt;/p&gt;&lt;h3&gt;Reliable&lt;/h3&gt;&lt;p&gt;Meets UL, cUL, MSHA, Ex and ATEX intrinsic safety standards.&lt;/p&gt;&lt;h3&gt;Flexible&lt;/h3&gt;&lt;p&gt;Data logging stores time history with average and maximum readings (LAVG/LEQ, SlowMax, FastMax), so data collected can be downloaded into 3M Detection Management Software DMS for further analysis and compliance reporting.&lt;/p&gt;</text:p>
          </table:table-cell>
          <table:table-cell table:number-columns-repeated="238"/>
        </table:table-row>
        <table:table-row table:style-name="ro20">
          <table:table-cell table:style-name="ce5" office:value-type="string">
            <text:p>Detection</text:p>
          </table:table-cell>
          <table:table-cell table:style-name="ce5" office:value-type="string">
            <text:p>Task Based</text:p>
          </table:table-cell>
          <table:table-cell table:style-name="ce5" office:value-type="string">
            <text:p>3M™ Sound Detector SD-200</text:p>
          </table:table-cell>
          <table:table-cell table:style-name="ce5" office:value-type="string">
            <text:p>A value-driven sound detection solution.</text:p>
          </table:table-cell>
          <table:table-cell/>
          <table:table-cell table:style-name="ce6" table:formula="of:=CONCATENATE(&quot;&lt;h3&gt;&quot;;[.G8];&quot;&lt;/h3&gt;&lt;p&gt;&quot;;[.H8];&quot;&lt;/p&gt;&lt;h3&gt;&quot;;[.I8];&quot;&lt;/h3&gt;&lt;p&gt;&quot;;[.J8];&quot;&lt;/p&gt;&lt;h3&gt;&quot;;[.K8];&quot;&lt;/h3&gt;&lt;p&gt;&quot;;[.L8];&quot;&lt;/p&gt;&quot;;IF([.M8] = &quot;&quot;; &quot;&quot;;CONCATENATE(&quot;&lt;h3&gt;&quot;;[.M8];&quot;&lt;/h3&gt;&lt;p&gt;&quot;;[.N8];&quot;&lt;/p&gt;&quot;)))" office:value-type="string" office:string-value="&lt;h3&gt;User friendly&lt;/h3&gt;&lt;p&gt;Simple four-button navigation to perform all functions and comes ready to take measurements; no configuration necessary. &lt;/p&gt;&lt;h3&gt;Smart&lt;/h3&gt;&lt;p&gt;Integrating feature computes the average sound&#10;pressure level (LEQ/LAVG), for easier interpretation.&lt;/p&gt;&lt;h3&gt;Industry compliant&lt;/h3&gt;&lt;p&gt;Consistent performance with accurate readings and meets applicable ANSI and IEC Class 2 standards.&lt;/p&gt;">
            <text:p>&lt;h3&gt;User friendly&lt;/h3&gt;&lt;p&gt;Simple four-button navigation to perform all functions and comes ready to take measurements; no configuration necessary. &lt;/p&gt;&lt;h3&gt;Smart&lt;/h3&gt;&lt;p&gt;Integrating feature computes the average sound<text:line-break/>pressure level (LEQ/LAVG), for easier interpretation.&lt;/p&gt;&lt;h3&gt;Industry compliant&lt;/h3&gt;&lt;p&gt;Consistent performance with accurate readings and meets applicable ANSI and IEC Class 2 standards.&lt;/p&gt;</text:p>
          </table:table-cell>
          <table:table-cell table:style-name="ce5" office:value-type="string">
            <text:p>User friendly</text:p>
          </table:table-cell>
          <table:table-cell table:style-name="ce5" office:value-type="string">
            <text:p>Simple four-button navigation to perform all functions and comes ready to take measurements; no configuration necessary. </text:p>
          </table:table-cell>
          <table:table-cell table:style-name="ce5" office:value-type="string">
            <text:p>Smart</text:p>
          </table:table-cell>
          <table:table-cell table:style-name="ce5" office:value-type="string">
            <text:p>Integrating feature computes the average sound</text:p>
            <text:p>pressure level (LEQ/LAVG), for easier interpretation.</text:p>
          </table:table-cell>
          <table:table-cell table:style-name="ce5" office:value-type="string">
            <text:p>Industry compliant</text:p>
          </table:table-cell>
          <table:table-cell table:style-name="ce5" office:value-type="string">
            <text:p>Consistent performance with accurate readings and meets applicable ANSI and IEC Class 2 standards.</text:p>
          </table:table-cell>
          <table:table-cell table:number-columns-repeated="2"/>
          <table:table-cell table:style-name="ce5" office:value-type="string">
            <text:p>SoundDetector_phone</text:p>
          </table:table-cell>
          <table:table-cell table:style-name="ce5" office:value-type="string">
            <text:p>http://solutions.3m.com/wps/portal/3M/en_US/3M-PPE-Safety-Solutions/Personal-Protective-Equipment/Products/Product-Catalog/~/3M-Sound-Detector-SD-200-Kit-USB-Cable-Windscreen-1-Kit-Case?N=4294695233+5011378&amp;Nr=AND(hrcy_id%3AFBK4BV6W8Zgs_06TK0MB247_N2RL3FHWVK_GPD0K8BC31gv)&amp;rt=d</text:p>
          </table:table-cell>
          <table:table-cell table:style-name="ce5" office:value-type="string">
            <text:p>n/a</text:p>
          </table:table-cell>
          <table:table-cell/>
          <table:table-cell office:value-type="string">
            <text:p>&lt;h3&gt;User friendly&lt;/h3&gt;&lt;p&gt;Simple four-button navigation to perform all functions and comes ready to take measurements; no configuration necessary. &lt;/p&gt;&lt;h3&gt;Smart&lt;/h3&gt;&lt;p&gt;Integrating feature computes the average sound</text:p>
            <text:p>pressure level (LEQ/LAVG), for easier interpretation.&lt;/p&gt;&lt;h3&gt;Industry compliant&lt;/h3&gt;&lt;p&gt;Consistent performance with accurate readings and meets applicable ANSI and IEC Class 2 standards.&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 Examiner SE-402</text:p>
          </table:table-cell>
          <table:table-cell table:style-name="ce5" office:value-type="string">
            <text:p>Consistent noise level measurement for highly variable environments.</text:p>
          </table:table-cell>
          <table:table-cell/>
          <table:table-cell table:style-name="ce6" table:formula="of:=CONCATENATE(&quot;&lt;h3&gt;&quot;;[.G9];&quot;&lt;/h3&gt;&lt;p&gt;&quot;;[.H9];&quot;&lt;/p&gt;&lt;h3&gt;&quot;;[.I9];&quot;&lt;/h3&gt;&lt;p&gt;&quot;;[.J9];&quot;&lt;/p&gt;&lt;h3&gt;&quot;;[.K9];&quot;&lt;/h3&gt;&lt;p&gt;&quot;;[.L9];&quot;&lt;/p&gt;&quot;;IF([.M9] = &quot;&quot;; &quot;&quot;;CONCATENATE(&quot;&lt;h3&gt;&quot;;[.M9];&quot;&lt;/h3&gt;&lt;p&gt;&quot;;[.N9];&quot;&lt;/p&gt;&quot;)))" office:value-type="string" office:string-value="&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text:p>
          </table:table-cell>
          <table:table-cell table:style-name="ce5" office:value-type="string">
            <text:p>User friendly</text:p>
          </table:table-cell>
          <table:table-cell table:style-name="ce5" office:value-type="string">
            <text:p>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text:p>
          </table:table-cell>
          <table:table-cell table:style-name="ce5" office:value-type="string">
            <text:p>Versatile</text:p>
          </table:table-cell>
          <table:table-cell table:style-name="ce5" office:value-type="string">
            <text:p>Printing capability with optional digital printer provides hard copy documentation in the field.</text:p>
          </table:table-cell>
          <table:table-cell table:style-name="ce5" office:value-type="string">
            <text:p>Accurate</text:p>
          </table:table-cell>
          <table:table-cell table:style-name="ce5" office:value-type="string">
            <text:p>Meets IEC61672-1 (2002) and ANSI S1.43-1997 (R2007) standards, so you can be confident that data collected is accurate.</text:p>
          </table:table-cell>
          <table:table-cell table:number-columns-repeated="2"/>
          <table:table-cell table:style-name="ce5" office:value-type="string">
            <text:p>SE-400_402_phone</text:p>
          </table:table-cell>
          <table:table-cell table:style-name="ce5" office:value-type="string">
            <text:p>http://solutions.3m.com/wps/portal/3M/en_US/3M-PPE-Safety-Solutions/Personal-Protective-Equipment/Products/Product-Catalog/%7E/All-3M-Products/Industry-and-Professionals/PPE-Safety-Solutions/Detection-Solutions?Ntt=SE-402&amp;rt=s&amp;lps=true&amp;x=0&amp;y=0</text:p>
          </table:table-cell>
          <table:table-cell table:style-name="ce5" office:value-type="string">
            <text:p>n/a</text:p>
          </table:table-cell>
          <table:table-cell/>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text:p>
          </table:table-cell>
          <table:table-cell table:number-columns-repeated="238"/>
        </table:table-row>
        <table:table-row table:style-name="ro21">
          <table:table-cell table:style-name="ce5" office:value-type="string">
            <text:p>Detection</text:p>
          </table:table-cell>
          <table:table-cell table:style-name="ce5" office:value-type="string">
            <text:p>Task Based</text:p>
          </table:table-cell>
          <table:table-cell table:style-name="ce5" office:value-type="string">
            <text:p>3M™ Sound Examiner SE-402-R</text:p>
          </table:table-cell>
          <table:table-cell table:style-name="ce5" office:value-type="string">
            <text:p>Consistent noise level measurement for highly variable environments.</text:p>
          </table:table-cell>
          <table:table-cell/>
          <table:table-cell table:style-name="ce6" table:formula="of:=CONCATENATE(&quot;&lt;h3&gt;&quot;;[.G10];&quot;&lt;/h3&gt;&lt;p&gt;&quot;;[.H10];&quot;&lt;/p&gt;&lt;h3&gt;&quot;;[.I10];&quot;&lt;/h3&gt;&lt;p&gt;&quot;;[.J10];&quot;&lt;/p&gt;&lt;h3&gt;&quot;;[.K10];&quot;&lt;/h3&gt;&lt;p&gt;&quot;;[.L10];&quot;&lt;/p&gt;&quot;;IF([.M10] = &quot;&quot;; &quot;&quot;;CONCATENATE(&quot;&lt;h3&gt;&quot;;[.M10];&quot;&lt;/h3&gt;&lt;p&gt;&quot;;[.N10];&quot;&lt;/p&gt;&quot;)))" office:value-type="string" office:string-value="&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lt;h3&gt;Adaptable&lt;/h3&gt;&lt;p&gt;Preamp can be easily removed to enable interference-free monitoring, especially for remote use in potentially hazardous areas.&lt;/p&gt;">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lt;h3&gt;Adaptable&lt;/h3&gt;&lt;p&gt;Preamp can be easily removed to enable interference-free monitoring, especially for remote use in potentially hazardous areas.&lt;/p&gt;</text:p>
          </table:table-cell>
          <table:table-cell table:style-name="ce5" office:value-type="string">
            <text:p>User friendly</text:p>
          </table:table-cell>
          <table:table-cell table:style-name="ce5" office:value-type="string">
            <text:p>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text:p>
          </table:table-cell>
          <table:table-cell table:style-name="ce5" office:value-type="string">
            <text:p>Versatile</text:p>
          </table:table-cell>
          <table:table-cell table:style-name="ce5" office:value-type="string">
            <text:p>Printing capability with optional digital printer provides hard copy documentation in the field.</text:p>
          </table:table-cell>
          <table:table-cell table:style-name="ce5" office:value-type="string">
            <text:p>Accurate</text:p>
          </table:table-cell>
          <table:table-cell table:style-name="ce5" office:value-type="string">
            <text:p>Meets IEC61672-1 (2002) and ANSI S1.43-1997 (R2007) standards, so you can be confident that data collected is accurate.</text:p>
          </table:table-cell>
          <table:table-cell table:style-name="ce5" office:value-type="string">
            <text:p>Adaptable</text:p>
          </table:table-cell>
          <table:table-cell table:style-name="ce5" office:value-type="string">
            <text:p>Preamp can be easily removed to enable interference-free monitoring, especially for remote use in potentially hazardous areas.</text:p>
          </table:table-cell>
          <table:table-cell table:style-name="ce5" office:value-type="string">
            <text:p>SE-401_402R_phone</text:p>
          </table:table-cell>
          <table:table-cell table:style-name="ce5" office:value-type="string">
            <text:p>http://solutions.3m.com/wps/portal/3M/en_US/3M-PPE-Safety-Solutions/Personal-Protective-Equipment/Products/Product-Catalog/~/3M-Sound-Examiner-Kit-SE-402-R-Type-2-Microphone-1-kit-case?N=4294420829+5011378&amp;&amp;Nr=AND%28hrcy_id%3AKCNXNT8WP0gs_F11HJJWVQF_N2RL3FHWVK_GPD0K8BC31gv%29&amp;rt=d</text:p>
          </table:table-cell>
          <table:table-cell table:number-columns-repeated="2"/>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Versatile&lt;/h3&gt;&lt;p&gt;Printing capability with optional digital printer provides hard copy documentation in the field.&lt;/p&gt;&lt;h3&gt;Accurate&lt;/h3&gt;&lt;p&gt;Meets IEC61672-1 (2002) and ANSI S1.43-1997 (R2007) standards, so you can be confident that data collected is accurate.&lt;/p&gt;&lt;h3&gt;Adaptable&lt;/h3&gt;&lt;p&gt;Preamp can be easily removed to enable interference-free monitoring, especially for remote use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 Examiner SE-401 IS</text:p>
          </table:table-cell>
          <table:table-cell table:style-name="ce5" office:value-type="string">
            <text:p>Consistent noise level measurement</text:p>
            <text:p>for highly variable environments.</text:p>
          </table:table-cell>
          <table:table-cell/>
          <table:table-cell table:style-name="ce6" table:formula="of:=CONCATENATE(&quot;&lt;h3&gt;&quot;;[.G11];&quot;&lt;/h3&gt;&lt;p&gt;&quot;;[.H11];&quot;&lt;/p&gt;&lt;h3&gt;&quot;;[.I11];&quot;&lt;/h3&gt;&lt;p&gt;&quot;;[.J11];&quot;&lt;/p&gt;&lt;h3&gt;&quot;;[.K11];&quot;&lt;/h3&gt;&lt;p&gt;&quot;;[.L11];&quot;&lt;/p&gt;&quot;;IF([.M11] = &quot;&quot;; &quot;&quot;;CONCATENATE(&quot;&lt;h3&gt;&quot;;[.M11];&quot;&lt;/h3&gt;&lt;p&gt;&quot;;[.N11];&quot;&lt;/p&gt;&quot;)))" office:value-type="string" office:string-value="&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text:p>
          </table:table-cell>
          <table:table-cell table:style-name="ce5" office:value-type="string">
            <text:p>User friendly</text:p>
          </table:table-cell>
          <table:table-cell table:style-name="ce5" office:value-type="string">
            <text:p>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text:p>
          </table:table-cell>
          <table:table-cell table:style-name="ce5" office:value-type="string">
            <text:p>Intrinsically safe</text:p>
          </table:table-cell>
          <table:table-cell table:style-name="ce7" office:value-type="string">
            <text:p>Intrinsic safety approvals from MSHA, SIRA (ATEX), CSA (US and Canada) and Simtars (IECEx). Monitoring can be safely performed in potentially hazardous environments where devices must be certified.</text:p>
          </table:table-cell>
          <table:table-cell table:style-name="ce5" office:value-type="string">
            <text:p>Accurate</text:p>
          </table:table-cell>
          <table:table-cell table:style-name="ce5" office:value-type="string">
            <text:p>Meets IEC61672-1 (2002) and ANSI S1.43-1997 (R2007) standards, so you can be confident that data collected is accurate.</text:p>
          </table:table-cell>
          <table:table-cell table:number-columns-repeated="2"/>
          <table:table-cell/>
          <table:table-cell table:style-name="ce7" office:value-type="string">
            <text:p>Could not find online - is there a URL for this product?</text:p>
          </table:table-cell>
          <table:table-cell table:number-columns-repeated="2"/>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 Examiner SE-402 IS</text:p>
          </table:table-cell>
          <table:table-cell table:style-name="ce5" office:value-type="string">
            <text:p>Consistent noise level measurement</text:p>
            <text:p>for highly variable environments.</text:p>
            <text:p/>
          </table:table-cell>
          <table:table-cell/>
          <table:table-cell table:style-name="ce6" table:formula="of:=CONCATENATE(&quot;&lt;h3&gt;&quot;;[.G12];&quot;&lt;/h3&gt;&lt;p&gt;&quot;;[.H12];&quot;&lt;/p&gt;&lt;h3&gt;&quot;;[.I12];&quot;&lt;/h3&gt;&lt;p&gt;&quot;;[.J12];&quot;&lt;/p&gt;&lt;h3&gt;&quot;;[.K12];&quot;&lt;/h3&gt;&lt;p&gt;&quot;;[.L12];&quot;&lt;/p&gt;&quot;;IF([.M12] = &quot;&quot;; &quot;&quot;;CONCATENATE(&quot;&lt;h3&gt;&quot;;[.M12];&quot;&lt;/h3&gt;&lt;p&gt;&quot;;[.N12];&quot;&lt;/p&gt;&quot;)))" office:value-type="string" office:string-value="&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text:p>
          </table:table-cell>
          <table:table-cell table:style-name="ce5" office:value-type="string">
            <text:p>User friendly</text:p>
          </table:table-cell>
          <table:table-cell table:style-name="ce5" office:value-type="string">
            <text:p>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text:p>
          </table:table-cell>
          <table:table-cell table:style-name="ce5" office:value-type="string">
            <text:p>Intrinsically safe</text:p>
          </table:table-cell>
          <table:table-cell table:style-name="ce7" office:value-type="string">
            <text:p>Intrinsic safety approvals from MSHA, SIRA (ATEX), CSA (US and Canada) and Simtars (IECEx). Monitoring can be safely performed in potentially hazardous environments where devices must be certified.</text:p>
          </table:table-cell>
          <table:table-cell table:style-name="ce5" office:value-type="string">
            <text:p>Accurate</text:p>
          </table:table-cell>
          <table:table-cell table:style-name="ce5" office:value-type="string">
            <text:p>Meets IEC61672-1 (2002) and ANSI S1.43-1997 (R2007) standards, so you can be confident that data collected is accurate.</text:p>
          </table:table-cell>
          <table:table-cell table:number-columns-repeated="2"/>
          <table:table-cell/>
          <table:table-cell table:style-name="ce7" office:value-type="string">
            <text:p>Could not find online - is there a URL for this product?</text:p>
          </table:table-cell>
          <table:table-cell table:number-columns-repeated="2"/>
          <table:table-cell office:value-type="string">
            <text:p>&lt;h3&gt;User friendly&lt;/h3&gt;&lt;p&gt;Intuitive interface allows for out-of-box use with little to no training. Data logging stores time history with average and maximum readings (LAVG/LEQ, SlowMax, FastMax), so data collected can be downloaded into 3M Detection Management Software DMS for further analysis and compliance reporting.&lt;/p&gt;&lt;h3&gt;Intrinsically safe&lt;/h3&gt;&lt;p&gt;Intrinsic safety approvals from MSHA, SIRA (ATEX), CSA (US and Canada) and Simtars (IECEx). Monitoring can be safely performed in potentially hazardous environments where devices must be certified.&lt;/p&gt;&lt;h3&gt;Accurate&lt;/h3&gt;&lt;p&gt;Meets IEC61672-1 (2002) and ANSI S1.43-1997 (R2007) standards, so you can be confident that data collected is accurate.&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Pro™ Sound Level Meter DL-2-1/1</text:p>
          </table:table-cell>
          <table:table-cell table:style-name="ce5" office:value-type="string">
            <text:p>Robust sound measurement technology.</text:p>
          </table:table-cell>
          <table:table-cell table:style-name="ce5" office:value-type="string">
            <text:p>• Type 2 microphone </text:p>
            <text:p>• 1/1 octave band analysis</text:p>
            <text:p>• Data logging</text:p>
            <text:p>• Removable preamp</text:p>
          </table:table-cell>
          <table:table-cell table:style-name="ce6" table:formula="of:=CONCATENATE(&quot;&lt;h3&gt;&quot;;[.G13];&quot;&lt;/h3&gt;&lt;p&gt;&quot;;[.H13];&quot;&lt;/p&gt;&lt;h3&gt;&quot;;[.I13];&quot;&lt;/h3&gt;&lt;p&gt;&quot;;[.J13];&quot;&lt;/p&gt;&lt;h3&gt;&quot;;[.K13];&quot;&lt;/h3&gt;&lt;p&gt;&quot;;[.L13];&quot;&lt;/p&gt;&quot;;IF([.M13] = &quot;&quot;; &quot;&quot;;CONCATENATE(&quot;&lt;h3&gt;&quot;;[.M13];&quot;&lt;/h3&gt;&lt;p&gt;&quot;;[.N13];&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2-1-1-1-kit-cs?N=4294602931+5011378&amp;&amp;Nr=AND%28hrcy_id%3ALK7Q80RNWJgs_V4WF5VSVLK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Pro™ Sound Level Meter DL-2-1/3</text:p>
          </table:table-cell>
          <table:table-cell table:style-name="ce5" office:value-type="string">
            <text:p>Robust sound measurement technology.</text:p>
          </table:table-cell>
          <table:table-cell table:style-name="ce5" office:value-type="string">
            <text:p>• Type 2 microphone </text:p>
            <text:p>• 1/3 octave band analysis</text:p>
            <text:p>• Data logging</text:p>
            <text:p>• Removable preamp</text:p>
          </table:table-cell>
          <table:table-cell table:style-name="ce6" table:formula="of:=CONCATENATE(&quot;&lt;h3&gt;&quot;;[.G14];&quot;&lt;/h3&gt;&lt;p&gt;&quot;;[.H14];&quot;&lt;/p&gt;&lt;h3&gt;&quot;;[.I14];&quot;&lt;/h3&gt;&lt;p&gt;&quot;;[.J14];&quot;&lt;/p&gt;&lt;h3&gt;&quot;;[.K14];&quot;&lt;/h3&gt;&lt;p&gt;&quot;;[.L14];&quot;&lt;/p&gt;&quot;;IF([.M14] = &quot;&quot;; &quot;&quot;;CONCATENATE(&quot;&lt;h3&gt;&quot;;[.M14];&quot;&lt;/h3&gt;&lt;p&gt;&quot;;[.N14];&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2-1-3-1-kit-cs?N=4294602876+5011378&amp;&amp;Nr=AND%28hrcy_id%3A43NZ4HHNTRgs_91KD1M0M08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Pro™ Sound Level Meter DL-1-1/1</text:p>
          </table:table-cell>
          <table:table-cell table:style-name="ce5" office:value-type="string">
            <text:p>Robust sound measurement technology.</text:p>
          </table:table-cell>
          <table:table-cell table:style-name="ce5" office:value-type="string">
            <text:p>• Type 1 microphone </text:p>
            <text:p>• 1/1 octave band analysis</text:p>
            <text:p>• Data logging</text:p>
            <text:p>• Removable preamp</text:p>
          </table:table-cell>
          <table:table-cell table:style-name="ce6" table:formula="of:=CONCATENATE(&quot;&lt;h3&gt;&quot;;[.G15];&quot;&lt;/h3&gt;&lt;p&gt;&quot;;[.H15];&quot;&lt;/p&gt;&lt;h3&gt;&quot;;[.I15];&quot;&lt;/h3&gt;&lt;p&gt;&quot;;[.J15];&quot;&lt;/p&gt;&lt;h3&gt;&quot;;[.K15];&quot;&lt;/h3&gt;&lt;p&gt;&quot;;[.L15];&quot;&lt;/p&gt;&quot;;IF([.M15] = &quot;&quot;; &quot;&quot;;CONCATENATE(&quot;&lt;h3&gt;&quot;;[.M15];&quot;&lt;/h3&gt;&lt;p&gt;&quot;;[.N15];&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Sound-Level-Meter-Kit-SP-DL-1-1-1-AC3-AC-300-Calibrator-1-kt-cs?N=4294548755+5011378&amp;&amp;Nr=AND%28hrcy_id%3ARBZ9Z2L8S5gs_0T7GJXTJJ9_N2RL3FHWVK_GPD0K8BC31gv%29&amp;rt=d</text:p>
          </table:table-cell>
          <table:table-cell/>
          <table:table-cell table:style-name="ce5" office:value-type="string">
            <text:p>Is this link correct? this one doesn't have a plain kit without calibrator like the others</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Task Based</text:p>
          </table:table-cell>
          <table:table-cell table:style-name="ce5" office:value-type="string">
            <text:p>3M™ SoundPro™ Sound Level Meter DL-1-1/3</text:p>
          </table:table-cell>
          <table:table-cell table:style-name="ce5" office:value-type="string">
            <text:p>Robust sound measurement technology.</text:p>
          </table:table-cell>
          <table:table-cell table:style-name="ce5" office:value-type="string">
            <text:p>• Type 1 microphone </text:p>
            <text:p>• 1/3 octave band analysis</text:p>
            <text:p>• Data logging</text:p>
            <text:p>• Removable preamp</text:p>
          </table:table-cell>
          <table:table-cell table:style-name="ce6" table:formula="of:=CONCATENATE(&quot;&lt;h3&gt;&quot;;[.G16];&quot;&lt;/h3&gt;&lt;p&gt;&quot;;[.H16];&quot;&lt;/p&gt;&lt;h3&gt;&quot;;[.I16];&quot;&lt;/h3&gt;&lt;p&gt;&quot;;[.J16];&quot;&lt;/p&gt;&lt;h3&gt;&quot;;[.K16];&quot;&lt;/h3&gt;&lt;p&gt;&quot;;[.L16];&quot;&lt;/p&gt;&quot;;IF([.M16] = &quot;&quot;; &quot;&quot;;CONCATENATE(&quot;&lt;h3&gt;&quot;;[.M16];&quot;&lt;/h3&gt;&lt;p&gt;&quot;;[.N16];&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1-1-3-1-kit-cs?N=4294602953+5011378&amp;&amp;Nr=AND%28hrcy_id%3ALZK08TVZK0gs_RJM1LSWGVH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SE-2-1/1</text:p>
          </table:table-cell>
          <table:table-cell table:style-name="ce5" office:value-type="string">
            <text:p>Robust sound measurement technology.</text:p>
          </table:table-cell>
          <table:table-cell table:style-name="ce5" office:value-type="string">
            <text:p>• Type 2 microphone </text:p>
            <text:p>• 1/1 octave band analysis</text:p>
            <text:p/>
          </table:table-cell>
          <table:table-cell table:style-name="ce6" table:formula="of:=CONCATENATE(&quot;&lt;h3&gt;&quot;;[.G17];&quot;&lt;/h3&gt;&lt;p&gt;&quot;;[.H17];&quot;&lt;/p&gt;&lt;h3&gt;&quot;;[.I17];&quot;&lt;/h3&gt;&lt;p&gt;&quot;;[.J17];&quot;&lt;/p&gt;&lt;h3&gt;&quot;;[.K17];&quot;&lt;/h3&gt;&lt;p&gt;&quot;;[.L17];&quot;&lt;/p&gt;&quot;;IF([.M17] = &quot;&quot;; &quot;&quot;;CONCATENATE(&quot;&lt;h3&gt;&quot;;[.M17];&quot;&lt;/h3&gt;&lt;p&gt;&quot;;[.N17];&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2-1-1-1-kit-cs?N=4294602927+5011378&amp;&amp;Nr=AND%28hrcy_id%3ASP651FTN9Vgs_XCCTBB7XLK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SE-2-1/3</text:p>
          </table:table-cell>
          <table:table-cell table:style-name="ce5" office:value-type="string">
            <text:p>Robust sound measurement technology.</text:p>
          </table:table-cell>
          <table:table-cell table:style-name="ce5" office:value-type="string">
            <text:p>• Type 2 microphone </text:p>
            <text:p>• 1/3 octave band analysis</text:p>
            <text:p/>
          </table:table-cell>
          <table:table-cell table:style-name="ce6" table:formula="of:=CONCATENATE(&quot;&lt;h3&gt;&quot;;[.G18];&quot;&lt;/h3&gt;&lt;p&gt;&quot;;[.H18];&quot;&lt;/p&gt;&lt;h3&gt;&quot;;[.I18];&quot;&lt;/h3&gt;&lt;p&gt;&quot;;[.J18];&quot;&lt;/p&gt;&lt;h3&gt;&quot;;[.K18];&quot;&lt;/h3&gt;&lt;p&gt;&quot;;[.L18];&quot;&lt;/p&gt;&quot;;IF([.M18] = &quot;&quot;; &quot;&quot;;CONCATENATE(&quot;&lt;h3&gt;&quot;;[.M18];&quot;&lt;/h3&gt;&lt;p&gt;&quot;;[.N18];&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2-1-3-1-kit-cs?N=4294602947+5011378&amp;&amp;Nr=AND%28hrcy_id%3AKD037ZZ4L5gs_SBSXLVJ2RF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SE-1-1/1</text:p>
          </table:table-cell>
          <table:table-cell table:style-name="ce5" office:value-type="string">
            <text:p>Robust sound measurement technology.</text:p>
          </table:table-cell>
          <table:table-cell table:style-name="ce5" office:value-type="string">
            <text:p>• Type 1 microphone </text:p>
            <text:p>• 1/1 octave band analysis</text:p>
            <text:p/>
          </table:table-cell>
          <table:table-cell table:style-name="ce6" table:formula="of:=CONCATENATE(&quot;&lt;h3&gt;&quot;;[.G19];&quot;&lt;/h3&gt;&lt;p&gt;&quot;;[.H19];&quot;&lt;/p&gt;&lt;h3&gt;&quot;;[.I19];&quot;&lt;/h3&gt;&lt;p&gt;&quot;;[.J19];&quot;&lt;/p&gt;&lt;h3&gt;&quot;;[.K19];&quot;&lt;/h3&gt;&lt;p&gt;&quot;;[.L19];&quot;&lt;/p&gt;&quot;;IF([.M19] = &quot;&quot;; &quot;&quot;;CONCATENATE(&quot;&lt;h3&gt;&quot;;[.M19];&quot;&lt;/h3&gt;&lt;p&gt;&quot;;[.N19];&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1-1-1-1-kit-cs?N=4294602955+5011378&amp;&amp;Nr=AND%28hrcy_id%3APKZ40KW79Qgs_RGC2BW5QZW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SE-1-1/3</text:p>
          </table:table-cell>
          <table:table-cell table:style-name="ce5" office:value-type="string">
            <text:p>Robust sound measurement technology.</text:p>
          </table:table-cell>
          <table:table-cell table:style-name="ce5" office:value-type="string">
            <text:p>• Type 1 microphone </text:p>
            <text:p>• 1/3 octave band analysis</text:p>
          </table:table-cell>
          <table:table-cell table:style-name="ce6" table:formula="of:=CONCATENATE(&quot;&lt;h3&gt;&quot;;[.G20];&quot;&lt;/h3&gt;&lt;p&gt;&quot;;[.H20];&quot;&lt;/p&gt;&lt;h3&gt;&quot;;[.I20];&quot;&lt;/h3&gt;&lt;p&gt;&quot;;[.J20];&quot;&lt;/p&gt;&lt;h3&gt;&quot;;[.K20];&quot;&lt;/h3&gt;&lt;p&gt;&quot;;[.L20];&quot;&lt;/p&gt;&quot;;IF([.M20] = &quot;&quot;; &quot;&quot;;CONCATENATE(&quot;&lt;h3&gt;&quot;;[.M20];&quot;&lt;/h3&gt;&lt;p&gt;&quot;;[.N20];&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1-1-3-1-kit-cs?N=4294603004+5011378&amp;&amp;Nr=AND%28hrcy_id%3ASZWM2MN05Ngs_GS882451V0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DL-2-1/1</text:p>
          </table:table-cell>
          <table:table-cell table:style-name="ce5" office:value-type="string">
            <text:p>Robust sound measurement technology.</text:p>
          </table:table-cell>
          <table:table-cell table:style-name="ce5" office:value-type="string">
            <text:p>• Type 2 microphone </text:p>
            <text:p>• 1/1 octave band analysis</text:p>
            <text:p>• Data logging</text:p>
            <text:p>• Removable preamp</text:p>
          </table:table-cell>
          <table:table-cell table:style-name="ce6" table:formula="of:=CONCATENATE(&quot;&lt;h3&gt;&quot;;[.G21];&quot;&lt;/h3&gt;&lt;p&gt;&quot;;[.H21];&quot;&lt;/p&gt;&lt;h3&gt;&quot;;[.I21];&quot;&lt;/h3&gt;&lt;p&gt;&quot;;[.J21];&quot;&lt;/p&gt;&lt;h3&gt;&quot;;[.K21];&quot;&lt;/h3&gt;&lt;p&gt;&quot;;[.L21];&quot;&lt;/p&gt;&quot;;IF([.M21] = &quot;&quot;; &quot;&quot;;CONCATENATE(&quot;&lt;h3&gt;&quot;;[.M21];&quot;&lt;/h3&gt;&lt;p&gt;&quot;;[.N21];&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2-1-1-1-kit-cs?N=4294602931+5011378&amp;&amp;Nr=AND%28hrcy_id%3ALK7Q80RNWJgs_V4WF5VSVLK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DL-2-1/3</text:p>
          </table:table-cell>
          <table:table-cell table:style-name="ce5" office:value-type="string">
            <text:p>Robust sound measurement technology.</text:p>
          </table:table-cell>
          <table:table-cell table:style-name="ce5" office:value-type="string">
            <text:p>• Type 2 microphone </text:p>
            <text:p>• 1/3 octave band analysis</text:p>
            <text:p>• Data logging</text:p>
            <text:p>• Removable preamp</text:p>
          </table:table-cell>
          <table:table-cell table:style-name="ce6" table:formula="of:=CONCATENATE(&quot;&lt;h3&gt;&quot;;[.G22];&quot;&lt;/h3&gt;&lt;p&gt;&quot;;[.H22];&quot;&lt;/p&gt;&lt;h3&gt;&quot;;[.I22];&quot;&lt;/h3&gt;&lt;p&gt;&quot;;[.J22];&quot;&lt;/p&gt;&lt;h3&gt;&quot;;[.K22];&quot;&lt;/h3&gt;&lt;p&gt;&quot;;[.L22];&quot;&lt;/p&gt;&quot;;IF([.M22] = &quot;&quot;; &quot;&quot;;CONCATENATE(&quot;&lt;h3&gt;&quot;;[.M22];&quot;&lt;/h3&gt;&lt;p&gt;&quot;;[.N22];&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2-1-3-1-kit-cs?N=4294602876+5011378&amp;&amp;Nr=AND%28hrcy_id%3A43NZ4HHNTRgs_91KD1M0M08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DL-1-1/1</text:p>
          </table:table-cell>
          <table:table-cell table:style-name="ce5" office:value-type="string">
            <text:p>Robust sound measurement technology.</text:p>
          </table:table-cell>
          <table:table-cell table:style-name="ce5" office:value-type="string">
            <text:p>• Type 1 microphone </text:p>
            <text:p>• 1/1 octave band analysis</text:p>
            <text:p>• Data logging</text:p>
            <text:p>• Removable preamp</text:p>
          </table:table-cell>
          <table:table-cell table:style-name="ce6" table:formula="of:=CONCATENATE(&quot;&lt;h3&gt;&quot;;[.G23];&quot;&lt;/h3&gt;&lt;p&gt;&quot;;[.H23];&quot;&lt;/p&gt;&lt;h3&gt;&quot;;[.I23];&quot;&lt;/h3&gt;&lt;p&gt;&quot;;[.J23];&quot;&lt;/p&gt;&lt;h3&gt;&quot;;[.K23];&quot;&lt;/h3&gt;&lt;p&gt;&quot;;[.L23];&quot;&lt;/p&gt;&quot;;IF([.M23] = &quot;&quot;; &quot;&quot;;CONCATENATE(&quot;&lt;h3&gt;&quot;;[.M23];&quot;&lt;/h3&gt;&lt;p&gt;&quot;;[.N23];&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style-name="ce5"/>
          <table:table-cell table:style-name="ce5" office:value-type="string">
            <text:p>SoundPro_phone</text:p>
          </table:table-cell>
          <table:table-cell table:style-name="ce5" office:value-type="string">
            <text:p>http://solutions.3m.com/wps/portal/3M/en_US/3M-PPE-Safety-Solutions/Personal-Protective-Equipment/Products/Product-Catalog/~/3M-SoundPro-Sound-Level-Meter-Kit-SP-DL-1-1-1-AC3-AC-300-Calibrator-1-kt-cs?N=4294548755+5011378&amp;&amp;Nr=AND%28hrcy_id%3ARBZ9Z2L8S5gs_0T7GJXTJJ9_N2RL3FHWVK_GPD0K8BC31gv%29&amp;rt=d</text:p>
          </table:table-cell>
          <table:table-cell table:style-name="ce5"/>
          <table:table-cell table:style-name="ce5" office:value-type="string">
            <text:p>Is this link correct? this one doesn't have a plain kit without calibrator like the others</text:p>
          </table:table-cell>
          <table:table-cell table:style-name="ce5"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table:number-columns-repeated="6"/>
          <table:table-cell table:number-columns-repeated="232"/>
        </table:table-row>
        <table:table-row table:style-name="ro18">
          <table:table-cell table:style-name="ce5" office:value-type="string">
            <text:p>Detection</text:p>
          </table:table-cell>
          <table:table-cell table:style-name="ce5" office:value-type="string">
            <text:p>Noise Control</text:p>
          </table:table-cell>
          <table:table-cell table:style-name="ce5" office:value-type="string">
            <text:p>3M™ SoundPro™ Sound Level Meter SP-DL-1-1/3 </text:p>
          </table:table-cell>
          <table:table-cell table:style-name="ce5" office:value-type="string">
            <text:p>Robust sound measurement technology.</text:p>
          </table:table-cell>
          <table:table-cell table:style-name="ce5" office:value-type="string">
            <text:p>• Type 1 microphone </text:p>
            <text:p>• 1/3 octave band analysis</text:p>
            <text:p>• Data logging</text:p>
            <text:p>• Removable preamp</text:p>
          </table:table-cell>
          <table:table-cell table:style-name="ce6" table:formula="of:=CONCATENATE(&quot;&lt;h3&gt;&quot;;[.G24];&quot;&lt;/h3&gt;&lt;p&gt;&quot;;[.H24];&quot;&lt;/p&gt;&lt;h3&gt;&quot;;[.I24];&quot;&lt;/h3&gt;&lt;p&gt;&quot;;[.J24];&quot;&lt;/p&gt;&lt;h3&gt;&quot;;[.K24];&quot;&lt;/h3&gt;&lt;p&gt;&quot;;[.L24];&quot;&lt;/p&gt;&quot;;IF([.M24] = &quot;&quot;; &quot;&quot;;CONCATENATE(&quot;&lt;h3&gt;&quot;;[.M24];&quot;&lt;/h3&gt;&lt;p&gt;&quot;;[.N24];&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Powerful</text:p>
          </table:table-cell>
          <table:table-cell table:style-name="ce5" office:value-type="string">
            <text:p>Removable SD memory card plus data logging for enhanced post-processing and compatible with 3M™ Detection Management Software DMS (sold separately) for advanced reporting and analysis.</text:p>
          </table:table-cell>
          <table:table-cell table:number-columns-repeated="2" table:style-name="ce5"/>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1-1-3-1-kit-cs?N=4294602953+5011378&amp;&amp;Nr=AND%28hrcy_id%3ALZK08TVZK0gs_RJM1LSWGVH_N2RL3FHWVK_GPD0K8BC31gv%29&amp;rt=d</text:p>
          </table:table-cell>
          <table:table-cell table:style-name="ce5" table:number-columns-repeated="2"/>
          <table:table-cell table:style-name="ce5"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Powerful&lt;/h3&gt;&lt;p&gt;Removable SD memory card plus data logging for enhanced post-processing and compatible with 3M™ Detection Management Software DMS (sold separately) for advanced reporting and analysis.&lt;/p&gt;</text:p>
          </table:table-cell>
          <table:table-cell table:style-name="ce5" table:number-columns-repeated="6"/>
          <table:table-cell table:number-columns-repeated="232"/>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SE-2-1/1</text:p>
          </table:table-cell>
          <table:table-cell table:style-name="ce5" office:value-type="string">
            <text:p>Robust sound measurement technology.</text:p>
          </table:table-cell>
          <table:table-cell table:style-name="ce5" office:value-type="string">
            <text:p>• Type 2 microphone </text:p>
            <text:p>• 1/1 octave band analysis</text:p>
            <text:p/>
          </table:table-cell>
          <table:table-cell table:style-name="ce6" table:formula="of:=CONCATENATE(&quot;&lt;h3&gt;&quot;;[.G25];&quot;&lt;/h3&gt;&lt;p&gt;&quot;;[.H25];&quot;&lt;/p&gt;&lt;h3&gt;&quot;;[.I25];&quot;&lt;/h3&gt;&lt;p&gt;&quot;;[.J25];&quot;&lt;/p&gt;&lt;h3&gt;&quot;;[.K25];&quot;&lt;/h3&gt;&lt;p&gt;&quot;;[.L25];&quot;&lt;/p&gt;&quot;;IF([.M25] = &quot;&quot;; &quot;&quot;;CONCATENATE(&quot;&lt;h3&gt;&quot;;[.M25];&quot;&lt;/h3&gt;&lt;p&gt;&quot;;[.N25];&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2-1-1-1-kit-cs?N=4294602927+5011378&amp;&amp;Nr=AND%28hrcy_id%3ASP651FTN9Vgs_XCCTBB7XLK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SE-1-1/1</text:p>
          </table:table-cell>
          <table:table-cell table:style-name="ce5" office:value-type="string">
            <text:p>Robust sound measurement technology.</text:p>
          </table:table-cell>
          <table:table-cell table:style-name="ce5" office:value-type="string">
            <text:p>• Type 1 microphone </text:p>
            <text:p>• 1/1 octave band analysis</text:p>
            <text:p/>
          </table:table-cell>
          <table:table-cell table:style-name="ce6" table:formula="of:=CONCATENATE(&quot;&lt;h3&gt;&quot;;[.G26];&quot;&lt;/h3&gt;&lt;p&gt;&quot;;[.H26];&quot;&lt;/p&gt;&lt;h3&gt;&quot;;[.I26];&quot;&lt;/h3&gt;&lt;p&gt;&quot;;[.J26];&quot;&lt;/p&gt;&lt;h3&gt;&quot;;[.K26];&quot;&lt;/h3&gt;&lt;p&gt;&quot;;[.L26];&quot;&lt;/p&gt;&quot;;IF([.M26] = &quot;&quot;; &quot;&quot;;CONCATENATE(&quot;&lt;h3&gt;&quot;;[.M26];&quot;&lt;/h3&gt;&lt;p&gt;&quot;;[.N26];&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1-1-1-1-kit-cs?N=4294602955+5011378&amp;&amp;Nr=AND%28hrcy_id%3APKZ40KW79Qgs_RGC2BW5QZW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SE-1-1/3</text:p>
          </table:table-cell>
          <table:table-cell table:style-name="ce5" office:value-type="string">
            <text:p>Robust sound measurement technology.</text:p>
          </table:table-cell>
          <table:table-cell table:style-name="ce5" office:value-type="string">
            <text:p>• Type 1 microphone </text:p>
            <text:p>• 1/3 octave band analysis</text:p>
            <text:p/>
          </table:table-cell>
          <table:table-cell table:style-name="ce6" table:formula="of:=CONCATENATE(&quot;&lt;h3&gt;&quot;;[.G27];&quot;&lt;/h3&gt;&lt;p&gt;&quot;;[.H27];&quot;&lt;/p&gt;&lt;h3&gt;&quot;;[.I27];&quot;&lt;/h3&gt;&lt;p&gt;&quot;;[.J27];&quot;&lt;/p&gt;&lt;h3&gt;&quot;;[.K27];&quot;&lt;/h3&gt;&lt;p&gt;&quot;;[.L27];&quot;&lt;/p&gt;&quot;;IF([.M27] = &quot;&quot;; &quot;&quot;;CONCATENATE(&quot;&lt;h3&gt;&quot;;[.M27];&quot;&lt;/h3&gt;&lt;p&gt;&quot;;[.N27];&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1-1-3-1-kit-cs?N=4294603004+5011378&amp;&amp;Nr=AND%28hrcy_id%3ASZWM2MN05Ngs_GS882451V0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SE-2-1/3</text:p>
          </table:table-cell>
          <table:table-cell table:style-name="ce5" office:value-type="string">
            <text:p>Robust sound measurement technology.</text:p>
          </table:table-cell>
          <table:table-cell table:style-name="ce5" office:value-type="string">
            <text:p>• Type 2 microphone </text:p>
            <text:p>• 1/3 octave band analysis</text:p>
            <text:p/>
          </table:table-cell>
          <table:table-cell table:style-name="ce6" table:formula="of:=CONCATENATE(&quot;&lt;h3&gt;&quot;;[.G28];&quot;&lt;/h3&gt;&lt;p&gt;&quot;;[.H28];&quot;&lt;/p&gt;&lt;h3&gt;&quot;;[.I28];&quot;&lt;/h3&gt;&lt;p&gt;&quot;;[.J28];&quot;&lt;/p&gt;&lt;h3&gt;&quot;;[.K28];&quot;&lt;/h3&gt;&lt;p&gt;&quot;;[.L28];&quot;&lt;/p&gt;&quot;;IF([.M28] = &quot;&quot;; &quot;&quot;;CONCATENATE(&quot;&lt;h3&gt;&quot;;[.M28];&quot;&lt;/h3&gt;&lt;p&gt;&quot;;[.N28];&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Flexible</text:p>
          </table:table-cell>
          <table:table-cell table:style-name="ce5" office:value-type="string">
            <text:p>Preamp can be easily removed to enable interference-free environmental noise monitoring in potentially hazardous area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Octave-RTA-Kit-SP-SE-2-1-3-1-kit-cs?N=4294602947+5011378&amp;&amp;Nr=AND%28hrcy_id%3AKD037ZZ4L5gs_SBSXLVJ2RF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Flexible&lt;/h3&gt;&lt;p&gt;Preamp can be easily removed to enable interference-free environmental noise monitoring in potentially hazardous areas.&lt;/p&gt;</text:p>
          </table:table-cell>
          <table:table-cell table:number-columns-repeated="238"/>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DL-2-1/1</text:p>
          </table:table-cell>
          <table:table-cell table:style-name="ce5" office:value-type="string">
            <text:p>Robust sound measurement technology.</text:p>
          </table:table-cell>
          <table:table-cell table:style-name="ce5" office:value-type="string">
            <text:p>• Type 2 microphone </text:p>
            <text:p>• 1/1 octave band analysis</text:p>
            <text:p>• Data logging</text:p>
            <text:p>• Removable preamp</text:p>
          </table:table-cell>
          <table:table-cell table:style-name="ce6" table:formula="of:=CONCATENATE(&quot;&lt;h3&gt;&quot;;[.G29];&quot;&lt;/h3&gt;&lt;p&gt;&quot;;[.H29];&quot;&lt;/p&gt;&lt;h3&gt;&quot;;[.I29];&quot;&lt;/h3&gt;&lt;p&gt;&quot;;[.J29];&quot;&lt;/p&gt;&lt;h3&gt;&quot;;[.K29];&quot;&lt;/h3&gt;&lt;p&gt;&quot;;[.L29];&quot;&lt;/p&gt;&quot;;IF([.M29] = &quot;&quot;; &quot;&quot;;CONCATENATE(&quot;&lt;h3&gt;&quot;;[.M29];&quot;&lt;/h3&gt;&lt;p&gt;&quot;;[.N29];&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Powerful</text:p>
          </table:table-cell>
          <table:table-cell table:style-name="ce5" office:value-type="string">
            <text:p>Removable SD memory card plus data logging for enhanced post-processing and compatible with 3M’s Detection Management Software DMS (sold separately) for advanced reporting and analysi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2-1-1-1-kit-cs?N=4294602931+5011378&amp;&amp;Nr=AND%28hrcy_id%3ALK7Q80RNWJgs_V4WF5VSVLK_N2RL3FHWVK_GPD0K8BC31gv%29&amp;rt=d</text:p>
          </table:table-cell>
          <table:table-cell table:style-name="ce5" table:number-columns-repeated="2"/>
          <table:table-cell table:style-name="ce5"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5" table:number-columns-repeated="6"/>
          <table:table-cell table:number-columns-repeated="232"/>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DL-2-1/3</text:p>
          </table:table-cell>
          <table:table-cell table:style-name="ce5" office:value-type="string">
            <text:p>Robust sound measurement technology.</text:p>
          </table:table-cell>
          <table:table-cell table:style-name="ce5" office:value-type="string">
            <text:p>• Type 2 microphone </text:p>
            <text:p>• 1/3 octave band analysis</text:p>
            <text:p>• Data logging</text:p>
            <text:p>• Removable preamp</text:p>
          </table:table-cell>
          <table:table-cell table:style-name="ce6" table:formula="of:=CONCATENATE(&quot;&lt;h3&gt;&quot;;[.G30];&quot;&lt;/h3&gt;&lt;p&gt;&quot;;[.H30];&quot;&lt;/p&gt;&lt;h3&gt;&quot;;[.I30];&quot;&lt;/h3&gt;&lt;p&gt;&quot;;[.J30];&quot;&lt;/p&gt;&lt;h3&gt;&quot;;[.K30];&quot;&lt;/h3&gt;&lt;p&gt;&quot;;[.L30];&quot;&lt;/p&gt;&quot;;IF([.M30] = &quot;&quot;; &quot;&quot;;CONCATENATE(&quot;&lt;h3&gt;&quot;;[.M30];&quot;&lt;/h3&gt;&lt;p&gt;&quot;;[.N30];&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Powerful</text:p>
          </table:table-cell>
          <table:table-cell table:style-name="ce5" office:value-type="string">
            <text:p>Removable SD memory card plus data logging for enhanced post-processing and compatible with 3M’s Detection Management Software DMS (sold separately) for advanced reporting and analysi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2-1-3-1-kit-cs?N=4294602876+5011378&amp;&amp;Nr=AND%28hrcy_id%3A43NZ4HHNTRgs_91KD1M0M08_N2RL3FHWVK_GPD0K8BC31gv%29&amp;rt=d</text:p>
          </table:table-cell>
          <table:table-cell table:style-name="ce5" table:number-columns-repeated="2"/>
          <table:table-cell table:style-name="ce5"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5" table:number-columns-repeated="6"/>
          <table:table-cell table:number-columns-repeated="232"/>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DL-1-1/1</text:p>
          </table:table-cell>
          <table:table-cell table:style-name="ce5" office:value-type="string">
            <text:p>Robust sound measurement technology.</text:p>
          </table:table-cell>
          <table:table-cell table:style-name="ce5" office:value-type="string">
            <text:p>• Type 1 microphone </text:p>
            <text:p>• 1/1 octave band analysis</text:p>
            <text:p>• Data logging</text:p>
            <text:p>• Removable preamp</text:p>
          </table:table-cell>
          <table:table-cell table:style-name="ce6" table:formula="of:=CONCATENATE(&quot;&lt;h3&gt;&quot;;[.G31];&quot;&lt;/h3&gt;&lt;p&gt;&quot;;[.H31];&quot;&lt;/p&gt;&lt;h3&gt;&quot;;[.I31];&quot;&lt;/h3&gt;&lt;p&gt;&quot;;[.J31];&quot;&lt;/p&gt;&lt;h3&gt;&quot;;[.K31];&quot;&lt;/h3&gt;&lt;p&gt;&quot;;[.L31];&quot;&lt;/p&gt;&quot;;IF([.M31] = &quot;&quot;; &quot;&quot;;CONCATENATE(&quot;&lt;h3&gt;&quot;;[.M31];&quot;&lt;/h3&gt;&lt;p&gt;&quot;;[.N31];&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Powerful</text:p>
          </table:table-cell>
          <table:table-cell table:style-name="ce5" office:value-type="string">
            <text:p>Removable SD memory card plus data logging for enhanced post-processing and compatible with 3M’s Detection Management Software DMS (sold separately) for advanced reporting and analysi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Sound-Level-Meter-Kit-SP-DL-1-1-1-AC3-AC-300-Calibrator-1-kt-cs?N=4294548755+5011378&amp;&amp;Nr=AND%28hrcy_id%3ARBZ9Z2L8S5gs_0T7GJXTJJ9_N2RL3FHWVK_GPD0K8BC31gv%29&amp;rt=d</text:p>
          </table:table-cell>
          <table:table-cell/>
          <table:table-cell table:style-name="ce5" office:value-type="string">
            <text:p>Is this link correct? this one doesn't have a plain kit without calibrator like the others</text:p>
          </table:table-cell>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Environmental</text:p>
          </table:table-cell>
          <table:table-cell table:style-name="ce5" office:value-type="string">
            <text:p>3M™ SoundPro™ Sound Level Meter SP-DL-1-1/3</text:p>
          </table:table-cell>
          <table:table-cell table:style-name="ce5" office:value-type="string">
            <text:p>Robust sound measurement technology.</text:p>
          </table:table-cell>
          <table:table-cell table:style-name="ce5" office:value-type="string">
            <text:p>• Type 1 microphone </text:p>
            <text:p>• 1/3 octave band analysis</text:p>
            <text:p>• Data logging</text:p>
            <text:p>• Removable preamp</text:p>
          </table:table-cell>
          <table:table-cell table:style-name="ce6" table:formula="of:=CONCATENATE(&quot;&lt;h3&gt;&quot;;[.G32];&quot;&lt;/h3&gt;&lt;p&gt;&quot;;[.H32];&quot;&lt;/p&gt;&lt;h3&gt;&quot;;[.I32];&quot;&lt;/h3&gt;&lt;p&gt;&quot;;[.J32];&quot;&lt;/p&gt;&lt;h3&gt;&quot;;[.K32];&quot;&lt;/h3&gt;&lt;p&gt;&quot;;[.L32];&quot;&lt;/p&gt;&quot;;IF([.M32] = &quot;&quot;; &quot;&quot;;CONCATENATE(&quot;&lt;h3&gt;&quot;;[.M32];&quot;&lt;/h3&gt;&lt;p&gt;&quot;;[.N32];&quot;&lt;/p&gt;&quot;)))" office:value-type="string" office:string-value="&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style-name="ce5" office:value-type="string">
            <text:p>Comprehensive</text:p>
          </table:table-cell>
          <table:table-cell table:style-name="ce5" office:value-type="string">
            <text:p>Accurately measures against multiple sound level standards simultaneously with two virtual meters — documents and displays noise exposure to support hearing conservation.</text:p>
          </table:table-cell>
          <table:table-cell table:style-name="ce5" office:value-type="string">
            <text:p>Intuitive</text:p>
          </table:table-cell>
          <table:table-cell table:style-name="ce5" office:value-type="string">
            <text:p>Large display with menu-driven interface and quick keypad calibration.</text:p>
          </table:table-cell>
          <table:table-cell table:style-name="ce5" office:value-type="string">
            <text:p>Capable</text:p>
          </table:table-cell>
          <table:table-cell table:style-name="ce5" office:value-type="string">
            <text:p>Offers day/night average sound level (LDN) and community noise equivalent level (CNEL), measured over a 24-hour period.</text:p>
          </table:table-cell>
          <table:table-cell table:style-name="ce5" office:value-type="string">
            <text:p>Powerful</text:p>
          </table:table-cell>
          <table:table-cell table:style-name="ce5" office:value-type="string">
            <text:p>Removable SD memory card plus data logging for enhanced post-processing and compatible with 3M’s Detection Management Software DMS (sold separately) for advanced reporting and analysis.</text:p>
          </table:table-cell>
          <table:table-cell table:style-name="ce5" office:value-type="string">
            <text:p>SoundPro_phone</text:p>
          </table:table-cell>
          <table:table-cell table:style-name="ce5" office:value-type="string">
            <text:p>http://solutions.3m.com/wps/portal/3M/en_US/3M-PPE-Safety-Solutions/Personal-Protective-Equipment/Products/Product-Catalog/~/3M-SoundPro-Datalogging-Octave-RTA-Kit-SP-DL-1-1-3-1-kit-cs?N=4294602953+5011378&amp;&amp;Nr=AND%28hrcy_id%3ALZK08TVZK0gs_RJM1LSWGVH_N2RL3FHWVK_GPD0K8BC31gv%29&amp;rt=d</text:p>
          </table:table-cell>
          <table:table-cell table:number-columns-repeated="2"/>
          <table:table-cell office:value-type="string">
            <text:p>&lt;h3&gt;Comprehensive&lt;/h3&gt;&lt;p&gt;Accurately measures against multiple sound level standards simultaneously with two virtual meters — documents and displays noise exposure to support hearing conservation.&lt;/p&gt;&lt;h3&gt;Intuitive&lt;/h3&gt;&lt;p&gt;Large display with menu-driven interface and quick keypad calibration.&lt;/p&gt;&lt;h3&gt;Capable&lt;/h3&gt;&lt;p&gt;Offers day/night average sound level (LDN) and community noise equivalent level (CNEL), measured over a 24-hour period.&lt;/p&gt;&lt;h3&gt;Powerful&lt;/h3&gt;&lt;p&gt;Removable SD memory card plus data logging for enhanced post-processing and compatible with 3M’s Detection Management Software DMS (sold separately) for advanced reporting and analysis.&lt;/p&gt;</text:p>
          </table:table-cell>
          <table:table-cell table:number-columns-repeated="238"/>
        </table:table-row>
        <table:table-row table:style-name="ro18">
          <table:table-cell table:style-name="ce5" office:value-type="string">
            <text:p>Detection</text:p>
          </table:table-cell>
          <table:table-cell table:style-name="ce5" office:value-type="string">
            <text:p>Specialty Applications</text:p>
          </table:table-cell>
          <table:table-cell table:style-name="ce5" office:value-type="string">
            <text:p>3M™ Reverberation Option for SoundPro™ Sound Level Meter</text:p>
          </table:table-cell>
          <table:table-cell table:style-name="ce5" office:value-type="string">
            <text:p>Robust sound measurement technology.</text:p>
          </table:table-cell>
          <table:table-cell table:style-name="ce5" office:value-type="string">
            <text:p>SoundPro™ SE and DL 1/1 and 1/3 models</text:p>
          </table:table-cell>
          <table:table-cell table:style-name="ce6" table:formula="of:=CONCATENATE(&quot;&lt;h3&gt;&quot;;[.G33];&quot;&lt;/h3&gt;&lt;p&gt;&quot;;[.H33];&quot;&lt;/p&gt;&lt;h3&gt;&quot;;[.I33];&quot;&lt;/h3&gt;&lt;p&gt;&quot;;[.J33];&quot;&lt;/p&gt;&lt;h3&gt;&quot;;[.K33];&quot;&lt;/h3&gt;&lt;p&gt;&quot;;[.L33];&quot;&lt;/p&gt;&quot;;IF([.M33] = &quot;&quot;; &quot;&quot;;CONCATENATE(&quot;&lt;h3&gt;&quot;;[.M33];&quot;&lt;/h3&gt;&lt;p&gt;&quot;;[.N33];&quot;&lt;/p&gt;&quot;)))" office:value-type="string" office:string-value="&lt;h3&gt;User friendly&lt;/h3&gt;&lt;p&gt;Easy set-up and operation.&lt;/p&gt;&lt;h3&gt;Accurate&lt;/h3&gt;&lt;p&gt;Measurement results are viewable in 1/1 or 1/3 octave band charts.&lt;/p&gt;&lt;h3&gt;Flexible&lt;/h3&gt;&lt;p&gt;Digital readout displays T60 results in a tabular view, decay chart view and a bar chart view.&lt;/p&gt;">
            <text:p>&lt;h3&gt;User friendly&lt;/h3&gt;&lt;p&gt;Easy set-up and operation.&lt;/p&gt;&lt;h3&gt;Accurate&lt;/h3&gt;&lt;p&gt;Measurement results are viewable in 1/1 or 1/3 octave band charts.&lt;/p&gt;&lt;h3&gt;Flexible&lt;/h3&gt;&lt;p&gt;Digital readout displays T60 results in a tabular view, decay chart view and a bar chart view.&lt;/p&gt;</text:p>
          </table:table-cell>
          <table:table-cell table:style-name="ce5" office:value-type="string">
            <text:p>User friendly</text:p>
          </table:table-cell>
          <table:table-cell table:style-name="ce5" office:value-type="string">
            <text:p>Easy set-up and operation.</text:p>
          </table:table-cell>
          <table:table-cell table:style-name="ce5" office:value-type="string">
            <text:p>Accurate</text:p>
          </table:table-cell>
          <table:table-cell table:style-name="ce5" office:value-type="string">
            <text:p>Measurement results are viewable in 1/1 or 1/3 octave band charts.</text:p>
          </table:table-cell>
          <table:table-cell table:style-name="ce5" office:value-type="string">
            <text:p>Flexible</text:p>
          </table:table-cell>
          <table:table-cell table:style-name="ce5" office:value-type="string">
            <text:p>Digital readout displays T60 results in a tabular view, decay chart view and a bar chart view.</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Reverberation-Option-for-SoundPro-REVERB-OPTION-1-kit-cs?N=4294602981+5011378&amp;&amp;Nr=AND%28hrcy_id%3AJHRPWQ6STXgs_KD61LR84CD_N2RL3FHWVK_GPD0K8BC31gv%29&amp;rt=d</text:p>
          </table:table-cell>
          <table:table-cell table:number-columns-repeated="2"/>
          <table:table-cell office:value-type="string">
            <text:p>&lt;h3&gt;User friendly&lt;/h3&gt;&lt;p&gt;Easy set-up and operation.&lt;/p&gt;&lt;h3&gt;Accurate&lt;/h3&gt;&lt;p&gt;Measurement results are viewable in 1/1 or 1/3 octave band charts.&lt;/p&gt;&lt;h3&gt;Flexible&lt;/h3&gt;&lt;p&gt;Digital readout displays T60 results in a tabular view, decay chart view and a bar chart view.&lt;/p&gt;</text:p>
          </table:table-cell>
          <table:table-cell table:number-columns-repeated="238"/>
        </table:table-row>
        <table:table-row table:style-name="ro18">
          <table:table-cell table:style-name="ce5" office:value-type="string">
            <text:p>Detection</text:p>
          </table:table-cell>
          <table:table-cell table:style-name="ce5" office:value-type="string">
            <text:p>Specialty Applications</text:p>
          </table:table-cell>
          <table:table-cell table:style-name="ce5" office:value-type="string">
            <text:p>3M™ Verifier Type 1 STI-PA Meter Verifier-1K </text:p>
          </table:table-cell>
          <table:table-cell table:style-name="ce5" office:value-type="string">
            <text:p>Robust sound measurement technology.</text:p>
          </table:table-cell>
          <table:table-cell table:style-name="ce5" office:value-type="string">
            <text:p>Includes Type 1 Meter and Test Tones Player</text:p>
          </table:table-cell>
          <table:table-cell table:style-name="ce6" table:formula="of:=CONCATENATE(&quot;&lt;h3&gt;&quot;;[.G34];&quot;&lt;/h3&gt;&lt;p&gt;&quot;;[.H34];&quot;&lt;/p&gt;&lt;h3&gt;&quot;;[.I34];&quot;&lt;/h3&gt;&lt;p&gt;&quot;;[.J34];&quot;&lt;/p&gt;&lt;h3&gt;&quot;;[.K34];&quot;&lt;/h3&gt;&lt;p&gt;&quot;;[.L34];&quot;&lt;/p&gt;&quot;;IF([.M34] = &quot;&quot;; &quot;&quot;;CONCATENATE(&quot;&lt;h3&gt;&quot;;[.M34];&quot;&lt;/h3&gt;&lt;p&gt;&quot;;[.N34];&quot;&lt;/p&gt;&quot;)))" office:value-type="string" office:string-value="&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
            <text:p>&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text:p>
          </table:table-cell>
          <table:table-cell table:style-name="ce5" office:value-type="string">
            <text:p>User friendly</text:p>
          </table:table-cell>
          <table:table-cell table:style-name="ce5" office:value-type="string">
            <text:p>Easy set-up and operation with results in Speech Transmission Index-PA (STI-PA) and Common Intelligibility Scale (CIS) formats.</text:p>
          </table:table-cell>
          <table:table-cell table:style-name="ce5" office:value-type="string">
            <text:p>Fast and accurate</text:p>
          </table:table-cell>
          <table:table-cell table:style-name="ce5" office:value-type="string">
            <text:p>Quick 15-second measurement intervals with post-processing from meter.</text:p>
          </table:table-cell>
          <table:table-cell table:style-name="ce5" office:value-type="string">
            <text:p>Flexible</text:p>
          </table:table-cell>
          <table:table-cell table:style-name="ce5" office:value-type="string">
            <text:p>Sample and store ambient noise during peak business hours to perform non-disruptive after-hours studie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Verifier-Type-1-STIPA-Meter-Test-Tone-CD-and-Player-Verifier-1K-1-kit-cs?N=4294549179+5011378&amp;&amp;Nr=AND%28hrcy_id%3A5J1FC7L0S9gs_99FW6JNSLH_N2RL3FHWVK_GPD0K8BC31gv%29&amp;rt=d</text:p>
          </table:table-cell>
          <table:table-cell table:number-columns-repeated="2"/>
          <table:table-cell office:value-type="string">
            <text:p>&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text:p>
          </table:table-cell>
          <table:table-cell table:number-columns-repeated="238"/>
        </table:table-row>
        <table:table-row table:style-name="ro18">
          <table:table-cell table:style-name="ce5" office:value-type="string">
            <text:p>Detection</text:p>
          </table:table-cell>
          <table:table-cell table:style-name="ce5" office:value-type="string">
            <text:p>Specialty Applications</text:p>
          </table:table-cell>
          <table:table-cell table:style-name="ce5" office:value-type="string">
            <text:p>3M™ Verifier Type 2 STI-PA Meter Verifier-2K </text:p>
          </table:table-cell>
          <table:table-cell table:style-name="ce5" office:value-type="string">
            <text:p>Robust sound measurement technology.</text:p>
          </table:table-cell>
          <table:table-cell table:style-name="ce5" office:value-type="string">
            <text:p>Includes Type 2 Meter and Test Tones Player</text:p>
          </table:table-cell>
          <table:table-cell table:style-name="ce6" table:formula="of:=CONCATENATE(&quot;&lt;h3&gt;&quot;;[.G35];&quot;&lt;/h3&gt;&lt;p&gt;&quot;;[.H35];&quot;&lt;/p&gt;&lt;h3&gt;&quot;;[.I35];&quot;&lt;/h3&gt;&lt;p&gt;&quot;;[.J35];&quot;&lt;/p&gt;&lt;h3&gt;&quot;;[.K35];&quot;&lt;/h3&gt;&lt;p&gt;&quot;;[.L35];&quot;&lt;/p&gt;&quot;;IF([.M35] = &quot;&quot;; &quot;&quot;;CONCATENATE(&quot;&lt;h3&gt;&quot;;[.M35];&quot;&lt;/h3&gt;&lt;p&gt;&quot;;[.N35];&quot;&lt;/p&gt;&quot;)))" office:value-type="string" office:string-value="&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
            <text:p>&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text:p>
          </table:table-cell>
          <table:table-cell table:style-name="ce5" office:value-type="string">
            <text:p>User friendly</text:p>
          </table:table-cell>
          <table:table-cell table:style-name="ce5" office:value-type="string">
            <text:p>Easy set-up and operation with results in Speech Transmission Index-PA (STI-PA) and Common Intelligibility Scale (CIS) formats.</text:p>
          </table:table-cell>
          <table:table-cell table:style-name="ce5" office:value-type="string">
            <text:p>Fast and accurate</text:p>
          </table:table-cell>
          <table:table-cell table:style-name="ce5" office:value-type="string">
            <text:p>Quick 15-second measurement intervals with post-processing from meter.</text:p>
          </table:table-cell>
          <table:table-cell table:style-name="ce5" office:value-type="string">
            <text:p>Flexible</text:p>
          </table:table-cell>
          <table:table-cell table:style-name="ce5" office:value-type="string">
            <text:p>Sample and store ambient noise during peak business hours to perform non-disruptive after-hours studies.</text:p>
          </table:table-cell>
          <table:table-cell table:number-columns-repeated="2"/>
          <table:table-cell table:style-name="ce5" office:value-type="string">
            <text:p>SoundPro_phone</text:p>
          </table:table-cell>
          <table:table-cell table:style-name="ce5" office:value-type="string">
            <text:p>http://solutions.3m.com/wps/portal/3M/en_US/3M-PPE-Safety-Solutions/Personal-Protective-Equipment/Products/Product-Catalog/~/3M-Verifier-Type-2-STIPA-Meter-Verifier-2K-Test-Tone-CD-and-Player-1-kit-cs?N=4294549199+5011378&amp;&amp;Nr=AND%28hrcy_id%3AK698R6XWKVgs_06V30PB5CH_N2RL3FHWVK_GPD0K8BC31gv%29&amp;rt=d</text:p>
          </table:table-cell>
          <table:table-cell table:number-columns-repeated="2"/>
          <table:table-cell office:value-type="string">
            <text:p>&lt;h3&gt;User friendly&lt;/h3&gt;&lt;p&gt;Easy set-up and operation with results in Speech Transmission Index-PA (STI-PA) and Common Intelligibility Scale (CIS) formats.&lt;/p&gt;&lt;h3&gt;Fast and accurate&lt;/h3&gt;&lt;p&gt;Quick 15-second measurement intervals with post-processing from meter.&lt;/p&gt;&lt;h3&gt;Flexible&lt;/h3&gt;&lt;p&gt;Sample and store ambient noise during peak business hours to perform non-disruptive after-hours studies.&lt;/p&gt;</text:p>
          </table:table-cell>
          <table:table-cell table:number-columns-repeated="238"/>
        </table:table-row>
        <table:table-row table:style-name="ro18" table:number-rows-repeated="1048540">
          <table:table-cell table:number-columns-repeated="257"/>
        </table:table-row>
        <table:table-row table:style-name="ro22">
          <table:table-cell table:number-columns-repeated="257"/>
        </table:table-row>
      </table:table>
      <table:table table:name="Intro_Questions" table:style-name="ta2" table:print="false">
        <table:table-column table:style-name="co10" table:default-cell-style-name="ce5"/>
        <table:table-column table:style-name="co11" table:default-cell-style-name="Default"/>
        <table:table-column table:style-name="co12" table:default-cell-style-name="ce5"/>
        <table:table-column table:style-name="co13" table:default-cell-style-name="ce5"/>
        <table:table-column table:style-name="co14" table:default-cell-style-name="ce5"/>
        <table:table-column table:style-name="co10" table:number-columns-repeated="2" table:default-cell-style-name="ce5"/>
        <table:table-column table:style-name="co15" table:default-cell-style-name="Default"/>
        <table:table-column table:style-name="co10" table:number-columns-repeated="248" table:default-cell-style-name="Default"/>
        <table:table-row table:style-name="ro8">
          <table:table-cell office:value-type="string">
            <text:p>Page</text:p>
          </table:table-cell>
          <table:table-cell table:style-name="ce5" office:value-type="string">
            <text:p>Headline</text:p>
          </table:table-cell>
          <table:table-cell office:value-type="string">
            <text:p>Body Copy</text:p>
          </table:table-cell>
          <table:table-cell office:value-type="string">
            <text:p>Question</text:p>
          </table:table-cell>
          <table:table-cell office:value-type="string">
            <text:p>Body copy</text:p>
          </table:table-cell>
          <table:table-cell office:value-type="string">
            <text:p>Button 1</text:p>
          </table:table-cell>
          <table:table-cell office:value-type="string">
            <text:p>Button 2</text:p>
          </table:table-cell>
          <table:table-cell table:style-name="ce5" office:value-type="string">
            <text:p>Legal copy</text:p>
          </table:table-cell>
          <table:table-cell table:style-name="ce5" office:value-type="string">
            <text:p>Video Links</text:p>
          </table:table-cell>
          <table:table-cell table:number-columns-repeated="247"/>
        </table:table-row>
        <table:table-row table:style-name="ro9">
          <table:table-cell office:value-type="string">
            <text:p>Intro page</text:p>
          </table:table-cell>
          <table:table-cell table:style-name="ce5" office:value-type="string">
            <text:p>Getting Started</text:p>
          </table:table-cell>
          <table:table-cell office:value-type="string">
            <text:p>Complying with regulations, selecting appropriate protection and analyzing noise control options are all easier with 3M Detection Solutions instrumentation for exposure assessment, noise analysis and creating a hearing conservation program.</text:p>
            <text:p/>
            <text:p>This guide will help you select the right instrumentation for your assessment needs with confidence. Choose your application to begin.</text:p>
            <text:p/>
            <text:p>Questions? Contact your 3M Detection Solutions representative or 3M Technical Service at 800-245-0779.</text:p>
          </table:table-cell>
          <table:table-cell office:value-type="string">
            <text:p>Individual Assessment</text:p>
            <text:p/>
            <text:p>Task Based Assessment</text:p>
            <text:p/>
            <text:p>Noise Control Assessment</text:p>
            <text:p/>
            <text:p>Environmental Assessment</text:p>
            <text:p/>
            <text:p>Specialty Applications</text:p>
          </table:table-cell>
          <table:table-cell table:style-name="Default"/>
          <table:table-cell office:value-type="string">
            <text:p>Start</text:p>
          </table:table-cell>
          <table:table-cell office:value-type="string">
            <text:p>n/a</text:p>
          </table:table-cell>
          <table:table-cell table:style-name="ce5" office:value-type="string">
            <text:p>© 3M 2013. All rights reserved. 3M, NoisePro and SoundPro are trademarks of 3M. </text:p>
            <text:p>70-0716-2660-3 6.2013</text:p>
          </table:table-cell>
          <table:table-cell table:style-name="ce5" office:value-type="string">
            <text:p>Customer Testimonials</text:p>
            <text:p>Watch Video</text:p>
            <text:p>http://link.brightcove.com/services/player/bcpid2127401086001?bckey=AQ~~,AAABHqwijIE~,eE4mETXuXRVkuTP-Kx4o5VhzD5sp-6qo&amp;bclid=1894450151001&amp;bctid=1849635222001</text:p>
          </table:table-cell>
          <table:table-cell table:number-columns-repeated="247"/>
        </table:table-row>
        <table:table-row table:style-name="ro10">
          <table:table-cell office:value-type="string">
            <text:p>Section Lead Page</text:p>
          </table:table-cell>
          <table:table-cell table:style-name="ce5" office:value-type="string">
            <text:p>Individual Assessment</text:p>
          </table:table-cell>
          <table:table-cell office:value-type="string">
            <text:p>Monitor individual noise exposure levels to help ensure workers are wearing the correct hearing protection. The data collected will help you establish and manage your hearing conservation program.</text:p>
          </table:table-cell>
          <table:table-cell table:number-columns-repeated="2" office:value-type="string">
            <text:p>n/a</text:p>
          </table:table-cell>
          <table:table-cell office:value-type="string">
            <text:p>Start</text:p>
          </table:table-cell>
          <table:table-cell office:value-type="string">
            <text:p>n/a</text:p>
          </table:table-cell>
          <table:table-cell table:number-columns-repeated="249"/>
        </table:table-row>
        <table:table-row table:style-name="ro11">
          <table:table-cell office:value-type="string">
            <text:p>Question A</text:p>
          </table:table-cell>
          <table:table-cell/>
          <table:table-cell table:style-name="Default"/>
          <table:table-cell office:value-type="string">
            <text:p>Do you prefer a cable-free noise dosimeter?</text:p>
          </table:table-cell>
          <table:table-cell office:value-type="string">
            <text:p>Choose yes if you want a cable-free noise dosimeter clipped to the shoulder, or no if you want a belt-mounted noise dosimeter with the microphone clipped to the shoulder.</text:p>
          </table:table-cell>
          <table:table-cell office:value-type="string">
            <text:p>Yes</text:p>
          </table:table-cell>
          <table:table-cell office:value-type="string">
            <text:p>No</text:p>
          </table:table-cell>
          <table:table-cell table:number-columns-repeated="249"/>
        </table:table-row>
        <table:table-row table:style-name="ro12">
          <table:table-cell office:value-type="string">
            <text:p>Question B</text:p>
          </table:table-cell>
          <table:table-cell/>
          <table:table-cell office:value-type="string">
            <text:p>if answer to QA is yes...</text:p>
          </table:table-cell>
          <table:table-cell office:value-type="string">
            <text:p>Do you need your  dosimeter to be certified intrinsically safe?</text:p>
          </table:table-cell>
          <table:table-cell office:value-type="string">
            <text:p>Choose yes if you need to assess potentially hazardous environments such as mines, petrochemical sites and manufacturing facilities.</text:p>
          </table:table-cell>
          <table:table-cell office:value-type="string">
            <text:p>Yes</text:p>
          </table:table-cell>
          <table:table-cell office:value-type="string">
            <text:p>No</text:p>
          </table:table-cell>
          <table:table-cell table:number-columns-repeated="249"/>
        </table:table-row>
        <table:table-row table:style-name="ro13">
          <table:table-cell office:value-type="string">
            <text:p>Question C</text:p>
          </table:table-cell>
          <table:table-cell/>
          <table:table-cell office:value-type="string">
            <text:p>if answer to QA is no...</text:p>
          </table:table-cell>
          <table:table-cell office:value-type="string">
            <text:p>Do you need  data logging capability  for later analysis?</text:p>
          </table:table-cell>
          <table:table-cell office:value-type="string">
            <text:p>Choose yes if you want to retrieve, download, share and save instrument data with 3M™ Detection Management Software DMS.</text:p>
          </table:table-cell>
          <table:table-cell office:value-type="string">
            <text:p>Yes</text:p>
          </table:table-cell>
          <table:table-cell office:value-type="string">
            <text:p>No</text:p>
          </table:table-cell>
          <table:table-cell/>
          <table:table-cell table:style-name="ce5" office:value-type="string">
            <text:p>3M™ Detection Management </text:p>
            <text:p>Software DMS Overview</text:p>
            <text:p>Watch video</text:p>
            <text:p>http://link.brightcove.com/services/player/bcpid2127401086001?bckey=AQ~~,AAABHqwijIE~,eE4mETXuXRVkuTP-Kx4o5VhzD5sp-6qo&amp;bclid=1894450151001&amp;bctid=1891949260001</text:p>
          </table:table-cell>
          <table:table-cell table:number-columns-repeated="247"/>
        </table:table-row>
        <table:table-row table:style-name="ro14">
          <table:table-cell office:value-type="string">
            <text:p>Question D</text:p>
          </table:table-cell>
          <table:table-cell/>
          <table:table-cell office:value-type="string">
            <text:p>if answer to QC is yes...</text:p>
          </table:table-cell>
          <table:table-cell office:value-type="string">
            <text:p>Do you need to  simultaneously monitor against four industry standards?  </text:p>
          </table:table-cell>
          <table:table-cell office:value-type="string">
            <text:p>Choose 2 or 4, depending on how many independent dosimeters your application requires. This feature allows for simultaneous measurement within one instrument.</text:p>
          </table:table-cell>
          <table:table-cell table:style-name="ce8" office:value-type="float" office:value="2">
            <text:p>2</text:p>
          </table:table-cell>
          <table:table-cell table:style-name="ce8" office:value-type="float" office:value="4">
            <text:p>4</text:p>
          </table:table-cell>
          <table:table-cell table:number-columns-repeated="249"/>
        </table:table-row>
        <table:table-row table:style-name="ro3">
          <table:table-cell office:value-type="string">
            <text:p>Question E</text:p>
          </table:table-cell>
          <table:table-cell/>
          <table:table-cell office:value-type="string">
            <text:p>if answer to QD is 4...</text:p>
          </table:table-cell>
          <table:table-cell office:value-type="string">
            <text:p>Choose the  microphone type your application requires.</text:p>
          </table:table-cell>
          <table:table-cell office:value-type="string">
            <text:p>Choosing the accuracy of your microphone depends on your application and the regulations you need to meet. Type 1 microphones are more accurate as defined by ANSI and IEC standards. Type 2 microphones are general purpose and are usually used for basic noise survey applications.</text:p>
          </table:table-cell>
          <table:table-cell office:value-type="string">
            <text:p>Type 1</text:p>
          </table:table-cell>
          <table:table-cell office:value-type="string">
            <text:p>Type 2</text:p>
          </table:table-cell>
          <table:table-cell table:number-columns-repeated="249"/>
        </table:table-row>
        <table:table-row table:style-name="ro2">
          <table:table-cell office:value-type="string">
            <text:p>Question F</text:p>
          </table:table-cell>
          <table:table-cell/>
          <table:table-cell office:value-type="string">
            <text:p>if answer to QE is Type 1...</text:p>
          </table:table-cell>
          <table:table-cell table:style-name="Default" table:number-columns-repeated="4"/>
          <table:table-cell table:number-columns-repeated="249"/>
        </table:table-row>
      </table:table>
      <table:table table:name="Browse functionality" table:style-name="ta3" table:print="false">
        <table:table-column table:style-name="co10" table:default-cell-style-name="Default"/>
        <table:table-column table:style-name="co17" table:default-cell-style-name="Default"/>
        <table:table-column table:style-name="co18" table:default-cell-style-name="ce5"/>
        <table:table-column table:style-name="co19" table:default-cell-style-name="ce5"/>
        <table:table-column table:style-name="co10" table:number-columns-repeated="252" table:default-cell-style-name="Default"/>
        <table:table-row table:style-name="ro8">
          <table:table-cell table:style-name="ce4" office:value-type="string">
            <text:p>Level 1</text:p>
          </table:table-cell>
          <table:table-cell table:style-name="ce4" office:value-type="string">
            <text:p>Level 2</text:p>
          </table:table-cell>
          <table:table-cell table:style-name="ce4" office:value-type="string">
            <text:p>Level 3</text:p>
          </table:table-cell>
          <table:table-cell table:style-name="ce4" office:value-type="string">
            <text:p>Level 4</text:p>
          </table:table-cell>
          <table:table-cell table:style-name="ce4" table:number-columns-repeated="16"/>
          <table:table-cell table:number-columns-repeated="236"/>
        </table:table-row>
        <table:table-row table:style-name="ro8">
          <table:table-cell table:style-name="ce5" office:value-type="string">
            <text:p>Detection</text:p>
          </table:table-cell>
          <table:table-cell table:style-name="ce5" office:value-type="string">
            <text:p>Edge</text:p>
          </table:table-cell>
          <table:table-cell office:value-type="string">
            <text:p>Edge eg4</text:p>
          </table:table-cell>
          <table:table-cell office:value-type="string">
            <text:p>n/a</text:p>
          </table:table-cell>
          <table:table-cell table:number-columns-repeated="252"/>
        </table:table-row>
        <table:table-row table:style-name="ro8">
          <table:table-cell table:number-columns-repeated="2"/>
          <table:table-cell office:value-type="string">
            <text:p>Edge eg5</text:p>
          </table:table-cell>
          <table:table-cell office:value-type="string">
            <text:p>n/a</text:p>
          </table:table-cell>
          <table:table-cell table:number-columns-repeated="252"/>
        </table:table-row>
        <table:table-row table:style-name="ro2">
          <table:table-cell/>
          <table:table-cell table:style-name="ce5" office:value-type="string">
            <text:p>NoisePro™ Dosimeter</text:p>
          </table:table-cell>
          <table:table-cell office:value-type="string">
            <text:p>NoisePro™</text:p>
          </table:table-cell>
          <table:table-cell office:value-type="string">
            <text:p>n/a</text:p>
          </table:table-cell>
          <table:table-cell table:number-columns-repeated="252"/>
        </table:table-row>
        <table:table-row table:style-name="ro8">
          <table:table-cell table:number-columns-repeated="2"/>
          <table:table-cell office:value-type="string">
            <text:p>NoisePro™ DL</text:p>
          </table:table-cell>
          <table:table-cell office:value-type="string">
            <text:p>n/a</text:p>
          </table:table-cell>
          <table:table-cell table:number-columns-repeated="252"/>
        </table:table-row>
        <table:table-row table:style-name="ro8">
          <table:table-cell table:number-columns-repeated="2"/>
          <table:table-cell office:value-type="string">
            <text:p>NoisePro™ DLX</text:p>
          </table:table-cell>
          <table:table-cell office:value-type="string">
            <text:p>n/a</text:p>
          </table:table-cell>
          <table:table-cell table:number-columns-repeated="252"/>
        </table:table-row>
        <table:table-row table:style-name="ro8">
          <table:table-cell table:number-columns-repeated="2"/>
          <table:table-cell office:value-type="string">
            <text:p>NoisePro™ DLX-1</text:p>
          </table:table-cell>
          <table:table-cell office:value-type="string">
            <text:p>n/a</text:p>
          </table:table-cell>
          <table:table-cell table:number-columns-repeated="252"/>
        </table:table-row>
        <table:table-row table:style-name="ro2">
          <table:table-cell/>
          <table:table-cell table:style-name="ce5" office:value-type="string">
            <text:p>Sound Detector SD-200</text:p>
          </table:table-cell>
          <table:table-cell office:value-type="string">
            <text:p>Sound Detector SD-0,200</text:p>
          </table:table-cell>
          <table:table-cell office:value-type="string">
            <text:p>n/a</text:p>
          </table:table-cell>
          <table:table-cell table:number-columns-repeated="252"/>
        </table:table-row>
        <table:table-row table:style-name="ro2">
          <table:table-cell/>
          <table:table-cell table:style-name="ce5" office:value-type="string">
            <text:p>Sound Examiner</text:p>
          </table:table-cell>
          <table:table-cell office:value-type="string">
            <text:p>Sound Examiner SE-0,402</text:p>
          </table:table-cell>
          <table:table-cell office:value-type="string">
            <text:p>n/a</text:p>
          </table:table-cell>
          <table:table-cell table:number-columns-repeated="252"/>
        </table:table-row>
        <table:table-row table:style-name="ro2">
          <table:table-cell table:number-columns-repeated="2"/>
          <table:table-cell office:value-type="string">
            <text:p>Sound Examiner SE-402-R</text:p>
          </table:table-cell>
          <table:table-cell office:value-type="string">
            <text:p>n/a</text:p>
          </table:table-cell>
          <table:table-cell table:number-columns-repeated="252"/>
        </table:table-row>
        <table:table-row table:style-name="ro2">
          <table:table-cell table:number-columns-repeated="2"/>
          <table:table-cell office:value-type="string">
            <text:p>Sound Examiner SE-401 IS</text:p>
          </table:table-cell>
          <table:table-cell office:value-type="string">
            <text:p>n/a</text:p>
          </table:table-cell>
          <table:table-cell table:number-columns-repeated="252"/>
        </table:table-row>
        <table:table-row table:style-name="ro2">
          <table:table-cell table:number-columns-repeated="2"/>
          <table:table-cell office:value-type="string">
            <text:p>Sound Examiner SE-402 IS</text:p>
          </table:table-cell>
          <table:table-cell office:value-type="string">
            <text:p>n/a</text:p>
          </table:table-cell>
          <table:table-cell table:number-columns-repeated="252"/>
        </table:table-row>
        <table:table-row table:style-name="ro2">
          <table:table-cell/>
          <table:table-cell table:style-name="ce5" office:value-type="string">
            <text:p>SoundPro™ Sound Level Meter</text:p>
          </table:table-cell>
          <table:table-cell office:value-type="string">
            <text:p>SoundPro™ DL</text:p>
          </table:table-cell>
          <table:table-cell office:value-type="string">
            <text:p>SoundPro™ DL-2-1/1</text:p>
          </table:table-cell>
          <table:table-cell table:number-columns-repeated="252"/>
        </table:table-row>
        <table:table-row table:style-name="ro2">
          <table:table-cell table:number-columns-repeated="2"/>
          <table:table-cell table:style-name="Default"/>
          <table:table-cell office:value-type="string">
            <text:p>SoundPro™ DL-2-1/3</text:p>
          </table:table-cell>
          <table:table-cell table:number-columns-repeated="252"/>
        </table:table-row>
        <table:table-row table:style-name="ro2">
          <table:table-cell table:number-columns-repeated="2"/>
          <table:table-cell table:style-name="Default"/>
          <table:table-cell office:value-type="string">
            <text:p>SoundPro™ DL-1-1/1</text:p>
          </table:table-cell>
          <table:table-cell table:number-columns-repeated="252"/>
        </table:table-row>
        <table:table-row table:style-name="ro2">
          <table:table-cell table:number-columns-repeated="2"/>
          <table:table-cell table:style-name="Default"/>
          <table:table-cell office:value-type="string">
            <text:p>SoundPro™ DL-1-1/3</text:p>
          </table:table-cell>
          <table:table-cell table:number-columns-repeated="252"/>
        </table:table-row>
        <table:table-row table:style-name="ro2">
          <table:table-cell table:number-columns-repeated="2"/>
          <table:table-cell office:value-type="string">
            <text:p>SoundPro™ SP-SE</text:p>
          </table:table-cell>
          <table:table-cell office:value-type="string">
            <text:p>SoundPro™ SP-SE-2-1/1</text:p>
          </table:table-cell>
          <table:table-cell table:number-columns-repeated="252"/>
        </table:table-row>
        <table:table-row table:style-name="ro2">
          <table:table-cell table:number-columns-repeated="2"/>
          <table:table-cell table:style-name="Default"/>
          <table:table-cell office:value-type="string">
            <text:p>SoundPro™ SP-SE-2-1/3</text:p>
          </table:table-cell>
          <table:table-cell table:number-columns-repeated="252"/>
        </table:table-row>
        <table:table-row table:style-name="ro2">
          <table:table-cell table:number-columns-repeated="2"/>
          <table:table-cell table:style-name="Default"/>
          <table:table-cell office:value-type="string">
            <text:p>SoundPro™ SP-SE-1-1/1</text:p>
          </table:table-cell>
          <table:table-cell table:number-columns-repeated="252"/>
        </table:table-row>
        <table:table-row table:style-name="ro2">
          <table:table-cell table:number-columns-repeated="2"/>
          <table:table-cell table:style-name="Default"/>
          <table:table-cell office:value-type="string">
            <text:p>SoundPro™ SP-SE-1-1/3</text:p>
          </table:table-cell>
          <table:table-cell table:number-columns-repeated="252"/>
        </table:table-row>
        <table:table-row table:style-name="ro2">
          <table:table-cell table:number-columns-repeated="2"/>
          <table:table-cell office:value-type="string">
            <text:p>SoundPro™ SP-DL</text:p>
          </table:table-cell>
          <table:table-cell office:value-type="string">
            <text:p>SoundPro™ SP-DL-2-1/1</text:p>
          </table:table-cell>
          <table:table-cell table:number-columns-repeated="252"/>
        </table:table-row>
        <table:table-row table:style-name="ro2">
          <table:table-cell table:number-columns-repeated="2"/>
          <table:table-cell table:style-name="Default"/>
          <table:table-cell office:value-type="string">
            <text:p>SoundPro™ SP-DL-2-1/3</text:p>
          </table:table-cell>
          <table:table-cell table:number-columns-repeated="252"/>
        </table:table-row>
        <table:table-row table:style-name="ro2">
          <table:table-cell/>
          <table:table-cell table:style-name="ce5"/>
          <table:table-cell/>
          <table:table-cell office:value-type="string">
            <text:p>SoundPro™ SP-DL-1-1/1</text:p>
          </table:table-cell>
          <table:table-cell table:number-columns-repeated="252"/>
        </table:table-row>
        <table:table-row table:style-name="ro2">
          <table:table-cell/>
          <table:table-cell table:style-name="ce5"/>
          <table:table-cell/>
          <table:table-cell office:value-type="string">
            <text:p>SoundPro™ SP-DL-1-1/3</text:p>
          </table:table-cell>
          <table:table-cell table:number-columns-repeated="252"/>
        </table:table-row>
        <table:table-row table:style-name="ro2">
          <table:table-cell table:number-columns-repeated="2"/>
          <table:table-cell office:value-type="string">
            <text:p>SoundPro™ SP-SE</text:p>
          </table:table-cell>
          <table:table-cell office:value-type="string">
            <text:p>SoundPro™ SP-SE-2-1/1</text:p>
          </table:table-cell>
          <table:table-cell table:number-columns-repeated="252"/>
        </table:table-row>
        <table:table-row table:style-name="ro2">
          <table:table-cell table:number-columns-repeated="2"/>
          <table:table-cell table:style-name="Default"/>
          <table:table-cell office:value-type="string">
            <text:p>SoundPro™ SP-SE-1-1/1</text:p>
          </table:table-cell>
          <table:table-cell table:number-columns-repeated="252"/>
        </table:table-row>
        <table:table-row table:style-name="ro2">
          <table:table-cell table:number-columns-repeated="2"/>
          <table:table-cell table:style-name="Default"/>
          <table:table-cell office:value-type="string">
            <text:p>SoundPro™ SP-SE-1-1/3</text:p>
          </table:table-cell>
          <table:table-cell table:number-columns-repeated="252"/>
        </table:table-row>
        <table:table-row table:style-name="ro2">
          <table:table-cell table:number-columns-repeated="2"/>
          <table:table-cell table:style-name="Default"/>
          <table:table-cell office:value-type="string">
            <text:p>SoundPro™ SP-SE-2-1/3</text:p>
          </table:table-cell>
          <table:table-cell table:number-columns-repeated="252"/>
        </table:table-row>
        <table:table-row table:style-name="ro16">
          <table:table-cell table:number-columns-repeated="2"/>
          <table:table-cell office:value-type="string">
            <text:p>Reverberation Option for SoundPro™</text:p>
          </table:table-cell>
          <table:table-cell office:value-type="string">
            <text:p>Reverberation Option for SoundPro™ </text:p>
          </table:table-cell>
          <table:table-cell table:number-columns-repeated="252"/>
        </table:table-row>
        <table:table-row table:style-name="ro16">
          <table:table-cell/>
          <table:table-cell table:style-name="ce5" office:value-type="string">
            <text:p>Verifier</text:p>
          </table:table-cell>
          <table:table-cell office:value-type="string">
            <text:p>Verifier Type 1 STI-PA Meter Verifier-1K</text:p>
          </table:table-cell>
          <table:table-cell office:value-type="string">
            <text:p>n/a</text:p>
          </table:table-cell>
          <table:table-cell table:number-columns-repeated="252"/>
        </table:table-row>
        <table:table-row table:style-name="ro16">
          <table:table-cell table:number-columns-repeated="2"/>
          <table:table-cell office:value-type="string">
            <text:p>Verifier Type 2 STI-PA Meter Verifier-2K</text:p>
          </table:table-cell>
          <table:table-cell office:value-type="string">
            <text:p>n/a</text:p>
          </table:table-cell>
          <table:table-cell table:number-columns-repeated="25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9"/>
    <style:style style:name="Currency_20__5b_0_5d_" style:display-name="Currency [0]" style:family="table-cell" style:parent-style-name="Default" style:data-style-name="N123"/>
    <style:style style:name="Comma" style:family="table-cell" style:parent-style-name="Default" style:data-style-name="N126"/>
    <style:style style:name="Comma_20__5b_0_5d_" style:display-name="Comma [0]" style:family="table-cell" style:parent-style-name="Default" style:data-style-name="N119"/>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Intro_5f_Questions" style:display-name="PageStyle_Intro_Questions" style:page-layout-name="Mpm3">
      <style:header style:display="false"/>
      <style:header-left style:display="false"/>
      <style:footer style:display="false"/>
      <style:footer-left style:display="false"/>
    </style:master-page>
    <style:master-page style:name="PageStyle_5f_Browse_20_functionality" style:display-name="PageStyle_Browse functiona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2T09:36:17</dc:date>
    <dc:creator>bryan </dc:creator>
    <meta:editing-duration>P0D</meta:editing-duration>
    <meta:editing-cycles>1</meta:editing-cycles>
    <meta:document-statistic meta:table-count="3" meta:cell-count="708" meta:object-count="0"/>
    <meta:generator>LibreOffice/3.6$Linux_X86_64 LibreOffice_project/e29a214-2bbed72-0621de6-a97528c-8f066d</meta:generator>
  </office:meta>
</office:document-meta>
</file>